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ela1" style:family="table">
      <style:table-properties style:width="9.502cm" table:align="margins" style:writing-mode="lr-tb"/>
    </style:style>
    <style:style style:name="Tabela1.A" style:family="table-column">
      <style:table-column-properties style:column-width="3.168cm" style:rel-column-width="21845*"/>
    </style:style>
    <style:style style:name="Tabela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P2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c1579e" officeooo:paragraph-rsid="00c1579e" style:font-name-asian="Arial1" style:font-size-asian="12pt" style:font-style-asian="normal" style:font-weight-asian="bold" style:font-name-complex="Arial1" style:font-size-complex="12pt"/>
    </style:style>
    <style:style style:name="P3" style:family="paragraph" style:parent-style-name="Standard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3169b" officeooo:paragraph-rsid="00f3169b" style:font-name-asian="Arial1" style:font-size-asian="12pt" style:font-style-asian="normal" style:font-weight-asian="normal" style:font-name-complex="Arial1" style:font-size-complex="12pt"/>
    </style:style>
    <style:style style:name="P4" style:family="paragraph" style:parent-style-name="Standard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3169b" officeooo:paragraph-rsid="0191ea7e" style:font-name-asian="Arial1" style:font-size-asian="12pt" style:font-style-asian="normal" style:font-weight-asian="normal" style:font-name-complex="Arial1" style:font-size-complex="12pt"/>
    </style:style>
    <style:style style:name="P5" style:family="paragraph" style:parent-style-name="normal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cfd6be" officeooo:paragraph-rsid="01cfd6be" style:font-name-asian="Arial1" style:font-size-asian="12pt" style:font-style-asian="normal" style:font-name-complex="Arial1" style:font-size-complex="12pt"/>
    </style:style>
    <style:style style:name="P6" style:family="paragraph" style:parent-style-name="normal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f95425" officeooo:paragraph-rsid="01f95425" style:font-name-asian="Arial1" style:font-size-asian="12pt" style:font-style-asian="normal" style:font-name-complex="Arial1" style:font-size-complex="12pt"/>
    </style:style>
    <style:style style:name="P7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6.399cm" style:type="center"/>
          <style:tab-stop style:position="12.8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2pt" fo:font-style="normal" style:text-underline-style="none" fo:font-weight="normal" style:font-name-asian="Arial1" style:font-size-asian="2pt" style:font-style-asian="normal" style:font-weight-asian="normal" style:font-name-complex="Arial1" style:font-size-complex="2pt"/>
    </style:style>
    <style:style style:name="P8" style:family="paragraph" style:parent-style-name="Standard">
      <style:paragraph-properties fo:margin-left="0cm" fo:margin-right="0cm" fo:margin-top="0.3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>
        <style:tab-stops>
          <style:tab-stop style:position="0.582cm"/>
        </style:tab-stops>
      </style:paragraph-properties>
    </style:style>
    <style:style style:name="P9" style:family="paragraph" style:parent-style-name="Standard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0b0991d"/>
    </style:style>
    <style:style style:name="P10" style:family="paragraph" style:parent-style-name="Standard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0f214a0"/>
    </style:style>
    <style:style style:name="P11" style:family="paragraph" style:parent-style-name="Standard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ea5475"/>
    </style:style>
    <style:style style:name="P12" style:family="paragraph" style:parent-style-name="Standard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2145b62"/>
    </style:style>
    <style:style style:name="P13" style:family="paragraph" style:parent-style-name="normal">
      <style:text-properties fo:font-weight="bold" officeooo:rsid="012009e4" officeooo:paragraph-rsid="012009e4" style:font-weight-asian="bold" style:font-weight-complex="bold"/>
    </style:style>
    <style:style style:name="P14" style:family="paragraph" style:parent-style-name="normal">
      <style:text-properties fo:font-weight="bold" officeooo:rsid="0115e19f" officeooo:paragraph-rsid="0115e19f" style:font-weight-asian="bold" style:font-weight-complex="bold"/>
    </style:style>
    <style:style style:name="P15" style:family="paragraph" style:parent-style-name="normal">
      <style:text-properties fo:font-weight="bold" officeooo:rsid="013a9c3e" officeooo:paragraph-rsid="013a9c3e" style:font-weight-asian="bold" style:font-weight-complex="bold"/>
    </style:style>
    <style:style style:name="P16" style:family="paragraph" style:parent-style-name="normal">
      <style:text-properties fo:font-weight="bold" officeooo:rsid="0147e22e" officeooo:paragraph-rsid="0147e22e" style:font-weight-asian="bold" style:font-weight-complex="bold"/>
    </style:style>
    <style:style style:name="P17" style:family="paragraph" style:parent-style-name="normal">
      <style:text-properties fo:font-weight="bold" officeooo:rsid="0150a3e3" officeooo:paragraph-rsid="0150a3e3" style:font-weight-asian="bold" style:font-weight-complex="bold"/>
    </style:style>
    <style:style style:name="P18" style:family="paragraph" style:parent-style-name="normal">
      <style:text-properties fo:font-weight="bold" officeooo:rsid="01755417" officeooo:paragraph-rsid="01755417" style:font-weight-asian="bold" style:font-weight-complex="bold"/>
    </style:style>
    <style:style style:name="P19" style:family="paragraph" style:parent-style-name="normal">
      <style:text-properties fo:font-weight="bold" officeooo:rsid="017c446e" officeooo:paragraph-rsid="017c446e" style:font-weight-asian="bold" style:font-weight-complex="bold"/>
    </style:style>
    <style:style style:name="P20" style:family="paragraph" style:parent-style-name="normal">
      <style:text-properties fo:font-weight="bold" officeooo:rsid="01886502" officeooo:paragraph-rsid="01886502" style:font-weight-asian="bold" style:font-weight-complex="bold"/>
    </style:style>
    <style:style style:name="P21" style:family="paragraph" style:parent-style-name="Table_20_Contents">
      <style:text-properties fo:font-weight="bold" officeooo:rsid="019418a0" officeooo:paragraph-rsid="019418a0" style:font-weight-asian="bold" style:font-weight-complex="bold"/>
    </style:style>
    <style:style style:name="P22" style:family="paragraph" style:parent-style-name="normal">
      <style:text-properties fo:font-weight="bold" officeooo:rsid="01270401" officeooo:paragraph-rsid="01270401" style:font-weight-asian="bold" style:font-weight-complex="bold"/>
    </style:style>
    <style:style style:name="P23" style:family="paragraph" style:parent-style-name="normal">
      <style:text-properties fo:font-weight="bold" officeooo:rsid="01a5c8d8" officeooo:paragraph-rsid="01a5c8d8" style:font-weight-asian="bold" style:font-weight-complex="bold"/>
    </style:style>
    <style:style style:name="P24" style:family="paragraph" style:parent-style-name="normal">
      <style:text-properties fo:font-weight="bold" officeooo:rsid="01cfa5a4" officeooo:paragraph-rsid="01cfa5a4" style:font-weight-asian="bold" style:font-weight-complex="bold"/>
    </style:style>
    <style:style style:name="P25" style:family="paragraph" style:parent-style-name="normal">
      <style:text-properties fo:font-weight="bold" officeooo:rsid="01d09848" officeooo:paragraph-rsid="01d09848" style:font-weight-asian="bold" style:font-weight-complex="bold"/>
    </style:style>
    <style:style style:name="P26" style:family="paragraph" style:parent-style-name="normal">
      <style:text-properties fo:font-weight="bold" officeooo:rsid="01dc8215" officeooo:paragraph-rsid="01dc8215" style:font-weight-asian="bold" style:font-weight-complex="bold"/>
    </style:style>
    <style:style style:name="P27" style:family="paragraph" style:parent-style-name="normal">
      <style:text-properties fo:font-weight="bold" officeooo:rsid="01e531be" officeooo:paragraph-rsid="01e531be" style:font-weight-asian="bold" style:font-weight-complex="bold"/>
    </style:style>
    <style:style style:name="P28" style:family="paragraph" style:parent-style-name="normal">
      <style:text-properties fo:font-weight="bold" officeooo:paragraph-rsid="0199e7ee" style:font-weight-asian="bold" style:font-weight-complex="bold"/>
    </style:style>
    <style:style style:name="P29" style:family="paragraph" style:parent-style-name="Standard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officeooo:rsid="00ef9f15" officeooo:paragraph-rsid="00ef9f15"/>
    </style:style>
    <style:style style:name="P30" style:family="paragraph" style:parent-style-name="Standard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officeooo:rsid="00f3169b" officeooo:paragraph-rsid="00f3169b"/>
    </style:style>
    <style:style style:name="P31" style:family="paragraph" style:parent-style-name="Standard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officeooo:rsid="00f3169b" officeooo:paragraph-rsid="0191ea7e"/>
    </style:style>
    <style:style style:name="P32" style:family="paragraph" style:parent-style-name="normal">
      <style:text-properties officeooo:rsid="00fd624f" officeooo:paragraph-rsid="00fd624f"/>
    </style:style>
    <style:style style:name="P33" style:family="paragraph" style:parent-style-name="normal">
      <style:text-properties officeooo:rsid="00fd624f" officeooo:paragraph-rsid="01d8f4a9"/>
    </style:style>
    <style:style style:name="P34" style:family="paragraph" style:parent-style-name="normal">
      <style:text-properties officeooo:rsid="0106fc58" officeooo:paragraph-rsid="0106fc58"/>
    </style:style>
    <style:style style:name="P35" style:family="paragraph" style:parent-style-name="normal">
      <style:text-properties officeooo:rsid="0106fc58" officeooo:paragraph-rsid="0176e6c1"/>
    </style:style>
    <style:style style:name="P36" style:family="paragraph" style:parent-style-name="normal">
      <style:text-properties officeooo:rsid="011290a4" officeooo:paragraph-rsid="011290a4"/>
    </style:style>
    <style:style style:name="P37" style:family="paragraph" style:parent-style-name="normal">
      <style:text-properties officeooo:rsid="011587b7" officeooo:paragraph-rsid="011587b7"/>
    </style:style>
    <style:style style:name="P38" style:family="paragraph" style:parent-style-name="normal">
      <style:text-properties officeooo:rsid="011587b7" officeooo:paragraph-rsid="012df95b"/>
    </style:style>
    <style:style style:name="P39" style:family="paragraph" style:parent-style-name="normal">
      <style:text-properties officeooo:rsid="011587b7" officeooo:paragraph-rsid="017b69e1"/>
    </style:style>
    <style:style style:name="P40" style:family="paragraph" style:parent-style-name="normal">
      <style:text-properties officeooo:rsid="011587b7" officeooo:paragraph-rsid="01a167e0"/>
    </style:style>
    <style:style style:name="P41" style:family="paragraph" style:parent-style-name="normal">
      <style:text-properties officeooo:rsid="011587b7" officeooo:paragraph-rsid="01ec46dd"/>
    </style:style>
    <style:style style:name="P42" style:family="paragraph" style:parent-style-name="normal">
      <style:text-properties officeooo:rsid="0115e19f" officeooo:paragraph-rsid="0115e19f"/>
    </style:style>
    <style:style style:name="P43" style:family="paragraph" style:parent-style-name="normal">
      <style:text-properties officeooo:rsid="0115e19f" officeooo:paragraph-rsid="0136c6ce"/>
    </style:style>
    <style:style style:name="P44" style:family="paragraph" style:parent-style-name="normal">
      <style:text-properties officeooo:rsid="01170c2f" officeooo:paragraph-rsid="01170c2f"/>
    </style:style>
    <style:style style:name="P45" style:family="paragraph" style:parent-style-name="normal">
      <style:text-properties officeooo:rsid="01170c2f" officeooo:paragraph-rsid="01469afe"/>
    </style:style>
    <style:style style:name="P46" style:family="paragraph" style:parent-style-name="normal">
      <style:text-properties fo:font-weight="normal" officeooo:rsid="01170c2f" officeooo:paragraph-rsid="01170c2f" style:font-weight-asian="normal" style:font-weight-complex="normal"/>
    </style:style>
    <style:style style:name="P47" style:family="paragraph" style:parent-style-name="normal">
      <style:text-properties fo:font-weight="normal" officeooo:rsid="01170c2f" officeooo:paragraph-rsid="01a6a9ed" style:font-weight-asian="normal" style:font-weight-complex="normal"/>
    </style:style>
    <style:style style:name="P48" style:family="paragraph" style:parent-style-name="normal">
      <style:text-properties fo:font-weight="normal" officeooo:rsid="01178243" officeooo:paragraph-rsid="01178243" style:font-weight-asian="normal" style:font-weight-complex="normal"/>
    </style:style>
    <style:style style:name="P49" style:family="paragraph" style:parent-style-name="normal">
      <style:text-properties fo:font-weight="normal" officeooo:rsid="01178243" officeooo:paragraph-rsid="0119b137" style:font-weight-asian="normal" style:font-weight-complex="normal"/>
    </style:style>
    <style:style style:name="P50" style:family="paragraph" style:parent-style-name="normal">
      <style:text-properties fo:font-weight="normal" officeooo:rsid="0119b137" officeooo:paragraph-rsid="0119b137" style:font-weight-asian="normal" style:font-weight-complex="normal"/>
    </style:style>
    <style:style style:name="P51" style:family="paragraph" style:parent-style-name="normal">
      <style:text-properties fo:font-weight="normal" officeooo:rsid="0119b137" officeooo:paragraph-rsid="01af8748" style:font-weight-asian="normal" style:font-weight-complex="normal"/>
    </style:style>
    <style:style style:name="P52" style:family="paragraph" style:parent-style-name="normal">
      <style:text-properties fo:font-weight="normal" officeooo:rsid="012c451c" officeooo:paragraph-rsid="012df95b" style:font-weight-asian="normal" style:font-weight-complex="normal"/>
    </style:style>
    <style:style style:name="P53" style:family="paragraph" style:parent-style-name="normal">
      <style:text-properties fo:font-weight="normal" officeooo:rsid="012df95b" officeooo:paragraph-rsid="012df95b" style:font-weight-asian="normal" style:font-weight-complex="normal"/>
    </style:style>
    <style:style style:name="P54" style:family="paragraph" style:parent-style-name="normal">
      <style:text-properties fo:font-weight="normal" officeooo:rsid="014e9c0c" officeooo:paragraph-rsid="014e9c0c" style:font-weight-asian="normal" style:font-weight-complex="normal"/>
    </style:style>
    <style:style style:name="P55" style:family="paragraph" style:parent-style-name="normal">
      <style:text-properties fo:font-weight="normal" officeooo:rsid="0150a3e3" officeooo:paragraph-rsid="0150a3e3" style:font-weight-asian="normal" style:font-weight-complex="normal"/>
    </style:style>
    <style:style style:name="P56" style:family="paragraph" style:parent-style-name="normal">
      <style:text-properties fo:font-weight="normal" officeooo:rsid="012a9a7c" officeooo:paragraph-rsid="012a9a7c" style:font-weight-asian="normal" style:font-weight-complex="normal"/>
    </style:style>
    <style:style style:name="P57" style:family="paragraph" style:parent-style-name="normal">
      <style:text-properties fo:font-weight="normal" officeooo:rsid="01520718" officeooo:paragraph-rsid="01520718" style:font-weight-asian="normal" style:font-weight-complex="normal"/>
    </style:style>
    <style:style style:name="P58" style:family="paragraph" style:parent-style-name="normal">
      <style:text-properties fo:font-weight="normal" officeooo:rsid="0152166d" officeooo:paragraph-rsid="0152166d" style:font-weight-asian="normal" style:font-weight-complex="normal"/>
    </style:style>
    <style:style style:name="P59" style:family="paragraph" style:parent-style-name="normal">
      <style:text-properties fo:font-weight="normal" officeooo:rsid="01886502" officeooo:paragraph-rsid="01886502" style:font-weight-asian="normal" style:font-weight-complex="normal"/>
    </style:style>
    <style:style style:name="P60" style:family="paragraph" style:parent-style-name="normal">
      <style:text-properties fo:font-weight="normal" officeooo:rsid="01886502" officeooo:paragraph-rsid="0192da05" style:font-weight-asian="normal" style:font-weight-complex="normal"/>
    </style:style>
    <style:style style:name="P61" style:family="paragraph" style:parent-style-name="normal">
      <style:text-properties fo:font-weight="normal" officeooo:rsid="0189a26f" officeooo:paragraph-rsid="0189a26f" style:font-weight-asian="normal" style:font-weight-complex="normal"/>
    </style:style>
    <style:style style:name="P62" style:family="paragraph" style:parent-style-name="normal">
      <style:text-properties fo:font-weight="normal" officeooo:rsid="0189a26f" officeooo:paragraph-rsid="019418a0" style:font-weight-asian="normal" style:font-weight-complex="normal"/>
    </style:style>
    <style:style style:name="P63" style:family="paragraph" style:parent-style-name="normal">
      <style:text-properties fo:font-weight="normal" officeooo:rsid="0192da05" officeooo:paragraph-rsid="0192da05" style:font-weight-asian="normal" style:font-weight-complex="normal"/>
    </style:style>
    <style:style style:name="P64" style:family="paragraph" style:parent-style-name="normal">
      <style:text-properties fo:font-weight="normal" officeooo:rsid="018d0434" officeooo:paragraph-rsid="018d0434" style:font-weight-asian="normal" style:font-weight-complex="normal"/>
    </style:style>
    <style:style style:name="P65" style:family="paragraph" style:parent-style-name="normal">
      <style:text-properties fo:font-weight="normal" officeooo:rsid="019418a0" officeooo:paragraph-rsid="019418a0" style:font-weight-asian="normal" style:font-weight-complex="normal"/>
    </style:style>
    <style:style style:name="P66" style:family="paragraph" style:parent-style-name="normal">
      <style:text-properties fo:font-weight="normal" officeooo:rsid="0199e7ee" officeooo:paragraph-rsid="0199e7ee" style:font-weight-asian="normal" style:font-weight-complex="normal"/>
    </style:style>
    <style:style style:name="P67" style:family="paragraph" style:parent-style-name="normal">
      <style:text-properties fo:font-weight="normal" officeooo:rsid="01ab63be" officeooo:paragraph-rsid="01ab63be" style:font-weight-asian="normal" style:font-weight-complex="normal"/>
    </style:style>
    <style:style style:name="P68" style:family="paragraph" style:parent-style-name="normal">
      <style:text-properties officeooo:rsid="0118d44d" officeooo:paragraph-rsid="011fcd1d"/>
    </style:style>
    <style:style style:name="P69" style:family="paragraph" style:parent-style-name="normal">
      <style:text-properties officeooo:rsid="011b27fe" officeooo:paragraph-rsid="011b27fe"/>
    </style:style>
    <style:style style:name="P70" style:family="paragraph" style:parent-style-name="normal">
      <style:text-properties officeooo:rsid="011d209c" officeooo:paragraph-rsid="011d209c"/>
    </style:style>
    <style:style style:name="P71" style:family="paragraph" style:parent-style-name="normal">
      <style:text-properties officeooo:rsid="011fe94e" officeooo:paragraph-rsid="01b73f3b"/>
    </style:style>
    <style:style style:name="P72" style:family="paragraph" style:parent-style-name="normal">
      <style:text-properties officeooo:rsid="012009e4" officeooo:paragraph-rsid="01b90a0b"/>
    </style:style>
    <style:style style:name="P73" style:family="paragraph" style:parent-style-name="normal">
      <style:text-properties officeooo:rsid="01334870" officeooo:paragraph-rsid="01334870"/>
    </style:style>
    <style:style style:name="P74" style:family="paragraph" style:parent-style-name="normal">
      <style:text-properties officeooo:rsid="0136c6ce" officeooo:paragraph-rsid="0136c6ce"/>
    </style:style>
    <style:style style:name="P75" style:family="paragraph" style:parent-style-name="normal">
      <style:text-properties officeooo:rsid="011fcd1d" officeooo:paragraph-rsid="011fcd1d"/>
    </style:style>
    <style:style style:name="P76" style:family="paragraph" style:parent-style-name="normal">
      <style:text-properties officeooo:paragraph-rsid="0176e6c1"/>
    </style:style>
    <style:style style:name="P77" style:family="paragraph" style:parent-style-name="normal">
      <style:text-properties officeooo:rsid="0178d52f" officeooo:paragraph-rsid="0178d52f"/>
    </style:style>
    <style:style style:name="P78" style:family="paragraph" style:parent-style-name="normal">
      <style:text-properties officeooo:rsid="017c446e" officeooo:paragraph-rsid="017c446e"/>
    </style:style>
    <style:style style:name="P79" style:family="paragraph" style:parent-style-name="normal">
      <style:text-properties officeooo:rsid="017c446e" officeooo:paragraph-rsid="01886502"/>
    </style:style>
    <style:style style:name="P80" style:family="paragraph" style:parent-style-name="normal">
      <style:text-properties officeooo:rsid="017ca065" officeooo:paragraph-rsid="017ca065"/>
    </style:style>
    <style:style style:name="P81" style:family="paragraph" style:parent-style-name="normal">
      <style:text-properties officeooo:rsid="017ca065" officeooo:paragraph-rsid="017ed1eb"/>
    </style:style>
    <style:style style:name="P82" style:family="paragraph" style:parent-style-name="normal">
      <style:text-properties officeooo:rsid="017ed1eb" officeooo:paragraph-rsid="017ed1eb"/>
    </style:style>
    <style:style style:name="P83" style:family="paragraph" style:parent-style-name="normal">
      <style:text-properties officeooo:paragraph-rsid="01886502"/>
    </style:style>
    <style:style style:name="P84" style:family="paragraph" style:parent-style-name="normal">
      <style:text-properties officeooo:rsid="01886502" officeooo:paragraph-rsid="01886502"/>
    </style:style>
    <style:style style:name="P85" style:family="paragraph" style:parent-style-name="Table_20_Contents">
      <style:text-properties officeooo:rsid="019418a0" officeooo:paragraph-rsid="019418a0"/>
    </style:style>
    <style:style style:name="P86" style:family="paragraph" style:parent-style-name="Table_20_Contents">
      <style:text-properties officeooo:rsid="019418a0" officeooo:paragraph-rsid="0195ee3d"/>
    </style:style>
    <style:style style:name="P87" style:family="paragraph" style:parent-style-name="Table_20_Contents">
      <style:text-properties officeooo:rsid="01948933" officeooo:paragraph-rsid="01948933"/>
    </style:style>
    <style:style style:name="P88" style:family="paragraph" style:parent-style-name="Table_20_Contents">
      <style:text-properties officeooo:rsid="01955536" officeooo:paragraph-rsid="01955536"/>
    </style:style>
    <style:style style:name="P89" style:family="paragraph" style:parent-style-name="Table_20_Contents">
      <style:text-properties officeooo:rsid="0195ee3d" officeooo:paragraph-rsid="0195ee3d"/>
    </style:style>
    <style:style style:name="P90" style:family="paragraph" style:parent-style-name="egw">
      <style:text-properties style:text-position="super 58%" officeooo:paragraph-rsid="011d209c"/>
    </style:style>
    <style:style style:name="P91" style:family="paragraph" style:parent-style-name="normal">
      <style:text-properties officeooo:rsid="0176e6c1" officeooo:paragraph-rsid="0178bfb5"/>
    </style:style>
    <style:style style:name="P92" style:family="paragraph" style:parent-style-name="normal">
      <style:text-properties officeooo:paragraph-rsid="0191ea7e"/>
    </style:style>
    <style:style style:name="P93" style:family="paragraph" style:parent-style-name="normal">
      <style:text-properties officeooo:paragraph-rsid="0199e7ee"/>
    </style:style>
    <style:style style:name="P94" style:family="paragraph" style:parent-style-name="normal">
      <style:text-properties officeooo:rsid="01178243" officeooo:paragraph-rsid="01b45cde"/>
    </style:style>
    <style:style style:name="P95" style:family="paragraph" style:parent-style-name="normal">
      <style:text-properties officeooo:rsid="01a167e0" officeooo:paragraph-rsid="01a167e0"/>
    </style:style>
    <style:style style:name="P96" style:family="paragraph" style:parent-style-name="normal">
      <style:text-properties officeooo:rsid="01cfd6be" officeooo:paragraph-rsid="01cfd6be"/>
    </style:style>
    <style:style style:name="P97" style:family="paragraph" style:parent-style-name="normal">
      <style:text-properties officeooo:rsid="01d09848" officeooo:paragraph-rsid="01d09848"/>
    </style:style>
    <style:style style:name="P98" style:family="paragraph" style:parent-style-name="normal">
      <style:text-properties officeooo:rsid="01d09848" officeooo:paragraph-rsid="01f5aab2"/>
    </style:style>
    <style:style style:name="P99" style:family="paragraph" style:parent-style-name="normal">
      <style:text-properties officeooo:rsid="01d8f4a9" officeooo:paragraph-rsid="01d8f4a9"/>
    </style:style>
    <style:style style:name="P100" style:family="paragraph" style:parent-style-name="normal">
      <style:text-properties officeooo:rsid="010a9879" officeooo:paragraph-rsid="010cfecc"/>
    </style:style>
    <style:style style:name="P101" style:family="paragraph" style:parent-style-name="normal">
      <style:text-properties officeooo:rsid="01e7c045" officeooo:paragraph-rsid="01e7c045"/>
    </style:style>
    <style:style style:name="P102" style:family="paragraph" style:parent-style-name="normal">
      <style:text-properties officeooo:rsid="01ea7543" officeooo:paragraph-rsid="01ea7543"/>
    </style:style>
    <style:style style:name="P103" style:family="paragraph" style:parent-style-name="normal">
      <style:text-properties officeooo:rsid="01f23c29" officeooo:paragraph-rsid="01f23c29"/>
    </style:style>
    <style:style style:name="P104" style:family="paragraph" style:parent-style-name="egw">
      <style:text-properties officeooo:rsid="0209cc4b" officeooo:paragraph-rsid="020b27de"/>
    </style:style>
    <style:style style:name="P105" style:family="paragraph" style:parent-style-name="normal">
      <style:text-properties officeooo:rsid="01f421ab" officeooo:paragraph-rsid="01f421ab"/>
    </style:style>
    <style:style style:name="P106" style:family="paragraph" style:parent-style-name="normal">
      <style:text-properties officeooo:rsid="01f5aab2" officeooo:paragraph-rsid="01f5aab2"/>
    </style:style>
    <style:style style:name="P107" style:family="paragraph" style:parent-style-name="normal">
      <style:text-properties officeooo:rsid="01f6dffb" officeooo:paragraph-rsid="01f6dffb"/>
    </style:style>
    <style:style style:name="P108" style:family="paragraph" style:parent-style-name="normal">
      <style:text-properties officeooo:rsid="01f7de63" officeooo:paragraph-rsid="01f7de63"/>
    </style:style>
    <style:style style:name="P109" style:family="paragraph" style:parent-style-name="normal">
      <style:text-properties officeooo:rsid="01f95425" officeooo:paragraph-rsid="01f95425"/>
    </style:style>
    <style:style style:name="P110" style:family="paragraph" style:parent-style-name="normal">
      <style:text-properties officeooo:paragraph-rsid="018cb874"/>
    </style:style>
    <style:style style:name="P111" style:family="paragraph" style:parent-style-name="normal">
      <style:text-properties officeooo:paragraph-rsid="0115e19f"/>
    </style:style>
    <style:style style:name="P112" style:family="paragraph" style:parent-style-name="normal">
      <style:text-properties officeooo:paragraph-rsid="0100e9b4"/>
    </style:style>
    <style:style style:name="P113" style:family="paragraph" style:parent-style-name="Heading_20_2" style:list-style-name="WWNum5" style:master-page-name="">
      <loext:graphic-properties draw:fill="none"/>
      <style:paragraph-properties fo:margin-left="0cm" fo:margin-right="0cm" fo:margin-top="0.353cm" fo:margin-bottom="0.212cm" style:contextual-spacing="false" fo:line-height="100%" fo:text-align="justify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0.582cm"/>
        </style:tab-stops>
      </style:paragraph-properties>
      <style:text-properties officeooo:rsid="02340d70" officeooo:paragraph-rsid="02340d70"/>
    </style:style>
    <style:style style:name="P114" style:family="paragraph" style:parent-style-name="Quotations" style:list-style-name="WWNum5">
      <style:text-properties officeooo:paragraph-rsid="0217ac0e"/>
    </style:style>
    <style:style style:name="P115" style:family="paragraph" style:parent-style-name="Quotations" style:list-style-name="WWNum5">
      <style:text-properties officeooo:paragraph-rsid="00fbc96b"/>
    </style:style>
    <style:style style:name="P116" style:family="paragraph" style:parent-style-name="Quotations" style:list-style-name="WWNum5">
      <style:text-properties officeooo:paragraph-rsid="01112b2e"/>
    </style:style>
    <style:style style:name="P117" style:family="paragraph" style:parent-style-name="Quotations" style:list-style-name="WWNum5">
      <style:text-properties officeooo:paragraph-rsid="020910d8"/>
    </style:style>
    <style:style style:name="P118" style:family="paragraph" style:parent-style-name="Quotations" style:list-style-name="WWNum5">
      <style:text-properties officeooo:paragraph-rsid="01bcbc9f"/>
    </style:style>
    <style:style style:name="P119" style:family="paragraph" style:parent-style-name="Quotations" style:list-style-name="WWNum5">
      <style:text-properties officeooo:paragraph-rsid="01cdac47"/>
    </style:style>
    <style:style style:name="P120" style:family="paragraph" style:parent-style-name="Quotations" style:list-style-name="WWNum5">
      <style:text-properties officeooo:paragraph-rsid="020c01f9"/>
    </style:style>
    <style:style style:name="P121" style:family="paragraph" style:parent-style-name="Quotations" style:list-style-name="WWNum5" style:master-page-name="Standard">
      <style:paragraph-properties style:page-number="1"/>
      <style:text-properties officeooo:paragraph-rsid="02340d70"/>
    </style:style>
    <style:style style:name="P122" style:family="paragraph" style:parent-style-name="Quotations" style:list-style-name="WWNum5">
      <style:text-properties officeooo:paragraph-rsid="02340d70"/>
    </style:style>
    <style:style style:name="P123" style:family="paragraph" style:parent-style-name="Quotations" style:list-style-name="WWNum5">
      <style:text-properties style:text-position="0% 100%" fo:font-weight="normal" officeooo:rsid="00fbc96b" officeooo:paragraph-rsid="02340d70" style:font-weight-asian="normal" style:font-weight-complex="normal"/>
    </style:style>
    <style:style style:name="P124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ef9f15" officeooo:paragraph-rsid="00ef9f15" style:font-name-asian="Arial1" style:font-size-asian="12pt" style:font-style-asian="normal" style:font-weight-asian="normal" style:font-name-complex="Arial1" style:font-size-complex="12pt"/>
    </style:style>
    <style:style style:name="P125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ef9f15" officeooo:paragraph-rsid="02340d70" style:font-name-asian="Arial1" style:font-size-asian="12pt" style:font-style-asian="normal" style:font-weight-asian="normal" style:font-name-complex="Arial1" style:font-size-complex="12pt"/>
    </style:style>
    <style:style style:name="P126" style:family="paragraph" style:parent-style-name="Standard" style:list-style-name="L2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ef9f15" officeooo:paragraph-rsid="00ef9f15" style:font-name-asian="Arial1" style:font-size-asian="12pt" style:font-style-asian="normal" style:font-weight-asian="normal" style:font-name-complex="Arial1" style:font-size-complex="12pt"/>
    </style:style>
    <style:style style:name="P127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1d8f4a9" officeooo:paragraph-rsid="01d8f4a9" style:font-name-asian="Arial1" style:font-size-asian="12pt" style:font-style-asian="normal" style:font-weight-asian="normal" style:font-name-complex="Arial1" style:font-size-complex="12pt"/>
    </style:style>
    <style:style style:name="P128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214a0" officeooo:paragraph-rsid="00f214a0" style:font-name-asian="Arial1" style:font-size-asian="12pt" style:font-style-asian="normal" style:font-weight-asian="normal" style:font-name-complex="Arial1" style:font-size-complex="12pt"/>
    </style:style>
    <style:style style:name="P129" style:family="paragraph" style:parent-style-name="Standard" style:list-style-name="L3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214a0" officeooo:paragraph-rsid="00f214a0" style:font-name-asian="Arial1" style:font-size-asian="12pt" style:font-style-asian="normal" style:font-weight-asian="normal" style:font-name-complex="Arial1" style:font-size-complex="12pt"/>
    </style:style>
    <style:style style:name="P130" style:family="paragraph" style:parent-style-name="Standard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214a0" officeooo:paragraph-rsid="00f214a0" style:font-name-asian="Arial1" style:font-size-asian="12pt" style:font-style-asian="normal" style:font-weight-asian="normal" style:font-name-complex="Arial1" style:font-size-complex="12pt"/>
    </style:style>
    <style:style style:name="P131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1d62974" officeooo:paragraph-rsid="01d62974" style:font-name-asian="Arial1" style:font-size-asian="12pt" style:font-style-asian="normal" style:font-weight-asian="normal" style:font-name-complex="Arial1" style:font-size-complex="12pt"/>
    </style:style>
    <style:style style:name="P132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3169b" officeooo:paragraph-rsid="00f3169b" style:font-name-asian="Arial1" style:font-size-asian="12pt" style:font-style-asian="normal" style:font-weight-asian="normal" style:font-name-complex="Arial1" style:font-size-complex="12pt"/>
    </style:style>
    <style:style style:name="P133" style:family="paragraph" style:parent-style-name="Standard" style:list-style-name="L5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3169b" officeooo:paragraph-rsid="00f8c4f7" style:font-name-asian="Arial1" style:font-size-asian="12pt" style:font-style-asian="normal" style:font-weight-asian="normal" style:font-name-complex="Arial1" style:font-size-complex="12pt"/>
    </style:style>
    <style:style style:name="P134" style:family="paragraph" style:parent-style-name="Standard" style:list-style-name="L5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3169b" officeooo:paragraph-rsid="00f3169b" style:font-name-asian="Arial1" style:font-size-asian="12pt" style:font-style-asian="normal" style:font-weight-asian="normal" style:font-name-complex="Arial1" style:font-size-complex="12pt"/>
    </style:style>
    <style:style style:name="P135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191ea7e" officeooo:paragraph-rsid="0191ea7e" style:font-name-asian="Arial1" style:font-size-asian="12pt" style:font-style-asian="normal" style:font-weight-asian="normal" style:font-name-complex="Arial1" style:font-size-complex="12pt"/>
    </style:style>
    <style:style style:name="P136" style:family="paragraph" style:parent-style-name="Standard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35e6b1" officeooo:paragraph-rsid="0235e6b1" style:font-name-asian="Arial1" style:font-size-asian="12pt" style:font-style-asian="normal" style:font-weight-asian="normal" style:font-name-complex="Arial1" style:font-size-complex="12pt"/>
    </style:style>
    <style:style style:name="P137" style:family="paragraph" style:parent-style-name="Standard" style:list-style-name="L1">
      <style:paragraph-properties fo:margin-top="0.3cm" fo:margin-bottom="0cm" style:contextual-spacing="false" fo:line-height="100%">
        <style:tab-stops>
          <style:tab-stop style:position="0.582cm"/>
        </style:tab-stops>
      </style:paragraph-properties>
    </style:style>
    <style:style style:name="P138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0fd624f"/>
    </style:style>
    <style:style style:name="P139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7c446e"/>
    </style:style>
    <style:style style:name="P140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886502"/>
    </style:style>
    <style:style style:name="P141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8d0434"/>
    </style:style>
    <style:style style:name="P142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042cdf"/>
    </style:style>
    <style:style style:name="P143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08ed4b"/>
    </style:style>
    <style:style style:name="P144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1f924"/>
    </style:style>
    <style:style style:name="P145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23a16"/>
    </style:style>
    <style:style style:name="P146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c02683"/>
    </style:style>
    <style:style style:name="P147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290a4"/>
    </style:style>
    <style:style style:name="P148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587b7"/>
    </style:style>
    <style:style style:name="P149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2df95b"/>
    </style:style>
    <style:style style:name="P150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5e19f"/>
    </style:style>
    <style:style style:name="P151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a6a9ed"/>
    </style:style>
    <style:style style:name="P152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78243"/>
    </style:style>
    <style:style style:name="P153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8d44d"/>
    </style:style>
    <style:style style:name="P154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ddd24"/>
    </style:style>
    <style:style style:name="P155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ffd9b6"/>
    </style:style>
    <style:style style:name="P156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fedd92"/>
    </style:style>
    <style:style style:name="P157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f7de63"/>
    </style:style>
    <style:style style:name="P158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f95425"/>
    </style:style>
    <style:style style:name="P159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c6dd79"/>
    </style:style>
    <style:style style:name="P160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2210cc8"/>
    </style:style>
    <style:style style:name="P161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222a825"/>
    </style:style>
    <style:style style:name="P162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22f4d2b"/>
    </style:style>
    <style:style style:name="P163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officeooo:paragraph-rsid="020e5caf"/>
    </style:style>
    <style:style style:name="P164" style:family="paragraph" style:parent-style-name="Standard" style:list-style-name="L1">
      <style:paragraph-properties fo:margin-top="0.3cm" fo:margin-bottom="0cm" style:contextual-spacing="false" fo:line-height="100%">
        <style:tab-stops>
          <style:tab-stop style:position="0.582cm"/>
        </style:tab-stops>
      </style:paragraph-properties>
      <style:text-properties officeooo:rsid="00c839d3" officeooo:paragraph-rsid="00c839d3"/>
    </style:style>
    <style:style style:name="P165" style:family="paragraph" style:parent-style-name="Standard" style:list-style-name="L1">
      <style:paragraph-properties fo:margin-top="0.3cm" fo:margin-bottom="0cm" style:contextual-spacing="false" fo:line-height="100%">
        <style:tab-stops>
          <style:tab-stop style:position="0.582cm"/>
        </style:tab-stops>
      </style:paragraph-properties>
      <style:text-properties fo:font-size="11pt" fo:font-style="italic" officeooo:rsid="00c839d3" officeooo:paragraph-rsid="00c839d3" style:font-size-asian="11pt" style:font-style-asian="italic" style:font-size-complex="11pt"/>
    </style:style>
    <style:style style:name="P166" style:family="paragraph" style:parent-style-name="Standard" style:list-style-name="WWNum5">
      <style:paragraph-properties fo:margin-left="1.016cm" fo:margin-right="0cm" fo:text-indent="-1.016cm" style:auto-text-indent="false">
        <style:tab-stops>
          <style:tab-stop style:position="0.582cm"/>
        </style:tab-stops>
      </style:paragraph-properties>
      <style:text-properties fo:font-weight="bold" officeooo:rsid="003f80cf" officeooo:paragraph-rsid="003f80cf" style:font-weight-asian="bold" style:font-weight-complex="bold"/>
    </style:style>
    <style:style style:name="P167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officeooo:rsid="00f214a0" officeooo:paragraph-rsid="00f43074"/>
    </style:style>
    <style:style style:name="P168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officeooo:rsid="00f214a0" officeooo:paragraph-rsid="00f214a0"/>
    </style:style>
    <style:style style:name="P169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officeooo:rsid="00f214a0" officeooo:paragraph-rsid="02340d70"/>
    </style:style>
    <style:style style:name="P170" style:family="paragraph" style:parent-style-name="Standard" style:list-style-name="L3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officeooo:rsid="00f214a0" officeooo:paragraph-rsid="00f214a0"/>
    </style:style>
    <style:style style:name="P171" style:family="paragraph" style:parent-style-name="Standard" style:list-style-name="L4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officeooo:rsid="00f214a0" officeooo:paragraph-rsid="00f3169b"/>
    </style:style>
    <style:style style:name="P172" style:family="paragraph" style:parent-style-name="Standard" style:list-style-name="L5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officeooo:rsid="00f3169b" officeooo:paragraph-rsid="00f3169b"/>
    </style:style>
    <style:style style:name="P173" style:family="paragraph" style:parent-style-name="normal" style:list-style-name="WWNum5" style:master-page-name="">
      <loext:graphic-properties draw:fill="none"/>
      <style:paragraph-properties fo:margin-left="0cm" fo:margin-right="0cm" fo:margin-top="0.3cm" fo:margin-bottom="0.15cm" style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officeooo:rsid="00fd624f" officeooo:paragraph-rsid="00fd624f"/>
    </style:style>
    <style:style style:name="P174" style:family="paragraph" style:parent-style-name="normal" style:list-style-name="L6">
      <style:text-properties officeooo:paragraph-rsid="019418a0"/>
    </style:style>
    <style:style style:name="P175" style:family="paragraph" style:parent-style-name="normal" style:list-style-name="L6">
      <style:text-properties fo:font-weight="normal" officeooo:rsid="0189a26f" officeooo:paragraph-rsid="019418a0" style:font-weight-asian="normal" style:font-weight-complex="normal"/>
    </style:style>
    <style:style style:name="P176" style:family="paragraph" style:parent-style-name="normal">
      <style:text-properties fo:font-weight="normal" officeooo:rsid="0189a26f" officeooo:paragraph-rsid="0189a26f" style:font-weight-asian="normal" style:font-weight-complex="normal"/>
    </style:style>
    <style:style style:name="P177" style:family="paragraph" style:parent-style-name="normal" style:list-style-name="L6">
      <style:text-properties fo:font-weight="normal" officeooo:rsid="019418a0" officeooo:paragraph-rsid="019418a0" style:font-weight-asian="normal" style:font-weight-complex="normal"/>
    </style:style>
    <style:style style:name="P178" style:family="paragraph" style:parent-style-name="normal" style:list-style-name="L12">
      <style:text-properties fo:font-weight="normal" officeooo:rsid="01178243" officeooo:paragraph-rsid="01178243" style:font-weight-asian="normal" style:font-weight-complex="normal"/>
    </style:style>
    <style:style style:name="P179" style:family="paragraph" style:parent-style-name="normal">
      <style:text-properties fo:font-weight="normal" officeooo:rsid="022057f5" officeooo:paragraph-rsid="02247a5f" style:font-weight-asian="normal" style:font-weight-complex="normal"/>
    </style:style>
    <style:style style:name="P180" style:family="paragraph" style:parent-style-name="normal">
      <style:text-properties fo:font-weight="normal" officeooo:rsid="022f4d2b" officeooo:paragraph-rsid="022f4d2b" style:font-weight-asian="normal" style:font-weight-complex="normal"/>
    </style:style>
    <style:style style:name="P181" style:family="paragraph" style:parent-style-name="normal">
      <style:text-properties fo:font-weight="normal" officeooo:rsid="023ada80" officeooo:paragraph-rsid="023ada80" style:font-weight-asian="normal" style:font-weight-complex="normal"/>
    </style:style>
    <style:style style:name="P182" style:family="paragraph" style:parent-style-name="normal">
      <style:text-properties fo:font-weight="normal" officeooo:rsid="0150a3e3" officeooo:paragraph-rsid="0150a3e3" style:font-weight-asian="normal" style:font-weight-complex="normal"/>
    </style:style>
    <style:style style:name="P183" style:family="paragraph" style:parent-style-name="normal">
      <style:text-properties fo:font-weight="normal" officeooo:rsid="024b2a44" officeooo:paragraph-rsid="024b2a44" style:font-weight-asian="normal" style:font-weight-complex="normal"/>
    </style:style>
    <style:style style:name="P184" style:family="paragraph" style:parent-style-name="normal" style:list-style-name="L6">
      <style:text-properties officeooo:rsid="019418a0" officeooo:paragraph-rsid="019418a0"/>
    </style:style>
    <style:style style:name="P185" style:family="paragraph" style:parent-style-name="normal" style:list-style-name="L7">
      <style:text-properties officeooo:rsid="0176e6c1" officeooo:paragraph-rsid="0176e6c1"/>
    </style:style>
    <style:style style:name="P186" style:family="paragraph" style:parent-style-name="normal" style:list-style-name="L8">
      <style:text-properties officeooo:paragraph-rsid="011290a4"/>
    </style:style>
    <style:style style:name="P187" style:family="paragraph" style:parent-style-name="normal" style:list-style-name="L8">
      <style:text-properties officeooo:rsid="01147d9f" officeooo:paragraph-rsid="01147d9f"/>
    </style:style>
    <style:style style:name="P188" style:family="paragraph" style:parent-style-name="normal" style:list-style-name="L8">
      <style:text-properties officeooo:rsid="011290a4" officeooo:paragraph-rsid="011290a4"/>
    </style:style>
    <style:style style:name="P189" style:family="paragraph" style:parent-style-name="normal" style:list-style-name="L8">
      <style:text-properties officeooo:rsid="019e71d6" officeooo:paragraph-rsid="019e71d6"/>
    </style:style>
    <style:style style:name="P190" style:family="paragraph" style:parent-style-name="normal" style:list-style-name="L9">
      <style:text-properties officeooo:rsid="011587b7" officeooo:paragraph-rsid="011587b7"/>
    </style:style>
    <style:style style:name="P191" style:family="paragraph" style:parent-style-name="normal" style:list-style-name="L10">
      <style:text-properties officeooo:rsid="0115e19f" officeooo:paragraph-rsid="0115e19f"/>
    </style:style>
    <style:style style:name="P192" style:family="paragraph" style:parent-style-name="normal" style:list-style-name="L11">
      <style:text-properties officeooo:rsid="0115e19f" officeooo:paragraph-rsid="0115e19f"/>
    </style:style>
    <style:style style:name="P193" style:family="paragraph" style:parent-style-name="normal">
      <style:text-properties officeooo:rsid="0115e19f" officeooo:paragraph-rsid="024439f2"/>
    </style:style>
    <style:style style:name="P194" style:family="paragraph" style:parent-style-name="normal" style:list-style-name="L11">
      <style:text-properties officeooo:rsid="0136c6ce" officeooo:paragraph-rsid="0136c6ce"/>
    </style:style>
    <style:style style:name="P195" style:family="paragraph" style:parent-style-name="normal" style:list-style-name="L13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cfd6be" officeooo:paragraph-rsid="01cfd6be" style:font-name-asian="Arial1" style:font-size-asian="12pt" style:font-style-asian="normal" style:font-name-complex="Arial1" style:font-size-complex="12pt"/>
    </style:style>
    <style:style style:name="P196" style:family="paragraph" style:parent-style-name="normal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f95425" officeooo:paragraph-rsid="01f95425" style:font-name-asian="Arial1" style:font-size-asian="12pt" style:font-style-asian="normal" style:font-name-complex="Arial1" style:font-size-complex="12pt"/>
    </style:style>
    <style:style style:name="P197" style:family="paragraph" style:parent-style-name="normal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25ccf58" officeooo:paragraph-rsid="025ccf58" style:font-name-asian="Arial1" style:font-size-asian="12pt" style:font-style-asian="normal" style:font-name-complex="Arial1" style:font-size-complex="12pt"/>
    </style:style>
    <style:style style:name="P198" style:family="paragraph" style:parent-style-name="normal">
      <style:text-properties officeooo:paragraph-rsid="011fe94e"/>
    </style:style>
    <style:style style:name="P199" style:family="paragraph" style:parent-style-name="normal">
      <style:text-properties officeooo:rsid="022057f5" officeooo:paragraph-rsid="022057f5"/>
    </style:style>
    <style:style style:name="P200" style:family="paragraph" style:parent-style-name="normal">
      <style:text-properties officeooo:rsid="012009e4" officeooo:paragraph-rsid="012009e4"/>
    </style:style>
    <style:style style:name="P201" style:family="paragraph" style:parent-style-name="normal">
      <style:text-properties officeooo:rsid="0222a825" officeooo:paragraph-rsid="0222a825"/>
    </style:style>
    <style:style style:name="P202" style:family="paragraph" style:parent-style-name="normal">
      <style:text-properties officeooo:rsid="022f4d2b" officeooo:paragraph-rsid="022f4d2b"/>
    </style:style>
    <style:style style:name="P203" style:family="paragraph" style:parent-style-name="normal">
      <style:text-properties fo:font-weight="bold" officeooo:rsid="024b7e41" officeooo:paragraph-rsid="024b7e41" style:font-weight-asian="bold" style:font-weight-complex="bold"/>
    </style:style>
    <style:style style:name="P204" style:family="paragraph" style:parent-style-name="normal">
      <style:text-properties officeooo:rsid="0102c630" officeooo:paragraph-rsid="0191ea7e"/>
    </style:style>
    <style:style style:name="P205" style:family="paragraph" style:parent-style-name="normal">
      <style:text-properties officeooo:rsid="0102c630" officeooo:paragraph-rsid="0235e6b1"/>
    </style:style>
    <style:style style:name="P206" style:family="paragraph" style:parent-style-name="normal">
      <style:text-properties officeooo:rsid="017c446e" officeooo:paragraph-rsid="017c446e"/>
    </style:style>
    <style:style style:name="P207" style:family="paragraph" style:parent-style-name="normal">
      <style:text-properties officeooo:rsid="01886502" officeooo:paragraph-rsid="02393520"/>
    </style:style>
    <style:style style:name="P208" style:family="paragraph" style:parent-style-name="normal" style:master-page-name="">
      <loext:graphic-properties draw:fill="none"/>
      <style:paragraph-properties fo:margin-left="1.6cm" fo:margin-right="0cm" fo:margin-top="0.3cm" fo:margin-bottom="0.15cm" style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199e7ee"/>
    </style:style>
    <style:style style:name="P209" style:family="paragraph" style:parent-style-name="normal" style:list-style-name="L9">
      <style:text-properties officeooo:rsid="02425eca" officeooo:paragraph-rsid="02425eca"/>
    </style:style>
    <style:style style:name="P210" style:family="paragraph" style:parent-style-name="normal">
      <style:text-properties officeooo:rsid="01f7de63" officeooo:paragraph-rsid="01f7de63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35e276" style:font-name-asian="Arial1" style:font-size-asian="12pt" style:font-style-asian="normal" style:font-weight-asian="normal" style:font-name-complex="Arial1" style:font-size-complex="12pt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037ba0" style:font-name-asian="Arial1" style:font-size-asian="12pt" style:font-style-asian="normal" style:font-weight-asian="normal" style:font-name-complex="Arial1" style:font-size-complex="12pt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35e276" style:font-name-asian="Arial1" style:font-size-asian="12pt" style:font-style-asian="normal" style:font-weight-asian="normal" style:font-name-complex="Arial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12adc" style:font-name-asian="Arial1" style:font-size-asian="12pt" style:font-style-asian="normal" style:font-weight-asian="normal" style:font-name-complex="Arial1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214a0" style:font-name-asian="Arial1" style:font-size-asian="12pt" style:font-style-asian="normal" style:font-weight-asian="normal" style:font-name-complex="Arial1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3169b" style:font-name-asian="Arial1" style:font-size-asian="12pt" style:font-style-asian="normal" style:font-weight-asian="normal" style:font-name-complex="Arial1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43074" style:font-name-asian="Arial1" style:font-size-asian="12pt" style:font-style-asian="normal" style:font-weight-asian="normal" style:font-name-complex="Arial1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5d0e7" style:font-name-asian="Arial1" style:font-size-asian="12pt" style:font-style-asian="normal" style:font-weight-asian="normal" style:font-name-complex="Arial1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6e7e1" style:font-name-asian="Arial1" style:font-size-asian="12pt" style:font-style-asian="normal" style:font-weight-asian="normal" style:font-name-complex="Arial1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8c4f7" style:font-name-asian="Arial1" style:font-size-asian="12pt" style:font-style-asian="normal" style:font-weight-asian="normal" style:font-name-complex="Arial1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1123a16" style:font-name-asian="Arial1" style:font-size-asian="12pt" style:font-style-asian="normal" style:font-weight-asian="normal" style:font-name-complex="Arial1" style:font-size-complex="12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191ea7e" style:font-name-asian="Arial1" style:font-size-asian="12pt" style:font-style-asian="normal" style:font-weight-asian="normal" style:font-name-complex="Arial1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1d62974" style:font-name-asian="Arial1" style:font-size-asian="12pt" style:font-style-asian="normal" style:font-weight-asian="normal" style:font-name-complex="Arial1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1d7790a" style:font-name-asian="Arial1" style:font-size-asian="12pt" style:font-style-asian="normal" style:font-weight-asian="normal" style:font-name-complex="Arial1" style:font-size-complex="12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15b725" style:font-name-asian="Arial1" style:font-size-asian="12pt" style:font-style-asian="normal" style:font-weight-asian="normal" style:font-name-complex="Arial1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0e5caf" style:font-name-asian="Arial1" style:font-size-asian="12pt" style:font-style-asian="normal" style:font-weight-asian="normal" style:font-name-complex="Arial1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340d70" style:font-name-asian="Arial1" style:font-size-asian="12pt" style:font-style-asian="normal" style:font-weight-asian="normal" style:font-name-complex="Arial1" style:font-size-complex="12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35e276" style:font-name-asian="Arial1" style:font-size-asian="12pt" style:font-style-asian="normal" style:font-weight-asian="bold" style:font-name-complex="Arial1" style:font-size-complex="12pt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f3169b" style:font-name-asian="Arial1" style:font-size-asian="12pt" style:font-style-asian="normal" style:font-weight-asian="bold" style:font-name-complex="Arial1" style:font-size-complex="12pt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style:font-name-asian="Arial1" style:font-size-asian="12pt" style:font-style-asian="normal" style:font-name-complex="Arial1" style:font-size-complex="12pt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035e276" style:font-name-asian="Arial1" style:font-size-asian="12pt" style:font-style-asian="normal" style:font-name-complex="Arial1" style:font-size-complex="12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cfd6be" style:font-name-asian="Arial1" style:font-size-asian="12pt" style:font-style-asian="normal" style:font-name-complex="Arial1" style:font-size-complex="12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fa038b" style:font-name-asian="Arial1" style:font-size-asian="12pt" style:font-style-asian="normal" style:font-name-complex="Arial1" style:font-size-complex="12pt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fb091c" style:font-name-asian="Arial1" style:font-size-asian="12pt" style:font-style-asian="normal" style:font-name-complex="Arial1" style:font-size-complex="12pt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fd05f3" style:font-name-asian="Arial1" style:font-size-asian="12pt" style:font-style-asian="normal" style:font-name-complex="Arial1" style:font-size-complex="12pt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2037ba0" style:font-name-asian="Arial1" style:font-size-asian="12pt" style:font-style-asian="normal" style:font-name-complex="Arial1" style:font-size-complex="12pt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bold" officeooo:rsid="0035e276" style:font-name-asian="Arial1" style:font-size-asian="12pt" style:font-style-asian="normal" style:font-weight-asian="bold" style:font-name-complex="Arial1" style:font-size-complex="12pt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fbc96b" style:font-name-asian="Arial1" style:font-size-asian="12pt" style:font-style-asian="italic" style:font-weight-asian="normal" style:font-name-complex="Arial1" style:font-size-complex="12pt" style:font-style-complex="italic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f33d10" style:font-name-asian="Arial1" style:font-size-asian="12pt" style:font-style-asian="italic" style:font-weight-asian="normal" style:font-name-complex="Arial1" style:font-size-complex="12pt" style:font-style-complex="italic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1cdac47" style:font-name-asian="Arial1" style:font-size-asian="12pt" style:font-style-asian="italic" style:font-weight-asian="normal" style:font-name-complex="Arial1" style:font-size-complex="12pt" style:font-style-complex="italic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1c788d2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fbc96b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199e7ee" style:font-name-asian="Arial1" style:font-size-asian="12pt" style:font-style-asian="italic" style:font-weight-asian="normal" style:font-name-complex="Arial1" style:font-size-complex="12pt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style:font-name-asian="Arial1" style:font-size-asian="12pt" style:font-style-asian="italic" style:font-name-complex="Arial1" style:font-size-complex="12pt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style:font-name-asian="Arial1" style:font-size-asian="12pt" style:font-style-asian="italic" style:font-name-complex="Arial1" style:font-size-complex="12pt" style:font-style-complex="italic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officeooo:rsid="00f33d10" style:font-name-asian="Arial1" style:font-size-asian="12pt" style:font-style-asian="italic" style:font-name-complex="Arial1" style:font-size-complex="12pt" style:font-style-complex="italic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style:font-name-asian="Arial1" style:font-size-asian="12pt" style:font-style-asian="italic" style:font-weight-asian="bold" style:font-name-complex="Arial1" style:font-size-complex="12pt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officeooo:rsid="0199e7ee" style:font-name-asian="Arial1" style:font-size-asian="12pt" style:font-style-asian="italic" style:font-weight-asian="bold" style:font-name-complex="Arial1" style:font-size-complex="12pt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solid" style:text-underline-width="auto" style:text-underline-color="font-color" fo:font-weight="bold" style:font-name-asian="Arial1" style:font-size-asian="12pt" style:font-style-asian="italic" style:font-weight-asian="bold" style:font-name-complex="Arial1" style:font-size-complex="12pt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solid" style:text-underline-type="double" style:text-underline-width="auto" style:text-underline-color="font-color" fo:font-weight="normal" officeooo:rsid="00fbc96b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normal" officeooo:rsid="00f33d10" style:font-name-asian="Arial1" style:font-size-asian="12pt" style:font-style-asian="normal" style:font-weight-asian="normal" style:font-name-complex="Arial1" style:font-size-complex="12pt" style:font-style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normal" officeooo:rsid="00fbc96b" style:font-name-asian="Arial1" style:font-size-asian="12pt" style:font-style-asian="normal" style:font-weight-asian="normal" style:font-name-complex="Arial1" style:font-size-complex="12pt" style:font-style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normal" officeooo:rsid="01cdac47" style:font-name-asian="Arial1" style:font-size-asian="12pt" style:font-style-asian="normal" style:font-weight-asian="normal" style:font-name-complex="Arial1" style:font-size-complex="12pt" style:font-style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normal" officeooo:rsid="00f33d10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normal" officeooo:rsid="01c788d2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normal" officeooo:rsid="0035e276" style:font-name-asian="Arial1" style:font-size-asian="12pt" style:font-style-asian="normal" style:font-weight-asian="normal" style:font-name-complex="Arial1" style:font-size-complex="12pt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style:font-name-asian="Arial1" style:font-size-asian="12pt" style:font-style-asian="normal" style:font-name-complex="Arial1" style:font-size-complex="12pt" style:font-style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officeooo:rsid="01bcbc9f" style:font-name-asian="Arial1" style:font-size-asian="12pt" style:font-style-asian="normal" style:font-name-complex="Arial1" style:font-size-complex="12pt" style:font-style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officeooo:rsid="0035e276" style:font-name-asian="Arial1" style:font-size-asian="12pt" style:font-style-asian="normal" style:font-name-complex="Arial1" style:font-size-complex="12pt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italic" style:text-underline-style="none" style:font-name-asian="Arial1" style:font-size-asian="12pt" style:font-style-asian="italic" style:font-name-complex="Arial1" style:font-size-complex="12pt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italic" style:text-underline-style="none" fo:font-weight="normal" officeooo:rsid="0199e7ee" style:font-name-asian="Arial1" style:font-size-asian="12pt" style:font-style-asian="italic" style:font-weight-asian="normal" style:font-name-complex="Arial1" style:font-size-complex="12pt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style:font-name-asian="Arial1" style:font-size-asian="12pt" style:font-style-asian="normal" style:font-name-complex="Arial1" style:font-size-complex="12pt" style:font-style-complex="normal"/>
    </style:style>
    <style:style style:name="T57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70c2f" style:font-name-asian="Arial1" style:font-size-asian="12pt" style:font-style-asian="normal" style:font-weight-asian="bold" style:font-name-complex="Arial1" style:font-size-complex="12pt" style:font-weight-complex="bold"/>
    </style:style>
    <style:style style:name="T58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ddd24" style:font-name-asian="Arial1" style:font-size-asian="12pt" style:font-style-asian="normal" style:font-weight-asian="bold" style:font-name-complex="Arial1" style:font-size-complex="12pt" style:font-weight-complex="bold"/>
    </style:style>
    <style:style style:name="T59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886502" style:font-name-asian="Arial1" style:font-size-asian="12pt" style:font-style-asian="normal" style:font-weight-asian="bold" style:font-name-complex="Arial1" style:font-size-complex="12pt" style:font-weight-complex="bold"/>
    </style:style>
    <style:style style:name="T60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35e276" style:font-name-asian="Arial1" style:font-size-asian="12pt" style:font-style-asian="normal" style:font-weight-asian="bold" style:font-name-complex="Arial1" style:font-size-complex="12pt" style:font-weight-complex="bold"/>
    </style:style>
    <style:style style:name="T61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be0a3a" style:font-name-asian="Arial1" style:font-size-asian="12pt" style:font-style-asian="normal" style:font-weight-asian="bold" style:font-name-complex="Arial1" style:font-size-complex="12pt" style:font-weight-complex="bold"/>
    </style:style>
    <style:style style:name="T62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cfa5a4" style:font-name-asian="Arial1" style:font-size-asian="12pt" style:font-style-asian="normal" style:font-weight-asian="bold" style:font-name-complex="Arial1" style:font-size-complex="12pt" style:font-weight-complex="bold"/>
    </style:style>
    <style:style style:name="T63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f7de63" style:font-name-asian="Arial1" style:font-size-asian="12pt" style:font-style-asian="normal" style:font-weight-asian="bold" style:font-name-complex="Arial1" style:font-size-complex="12pt" style:font-weight-complex="bold"/>
    </style:style>
    <style:style style:name="T64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fedd92" style:font-name-asian="Arial1" style:font-size-asian="12pt" style:font-style-asian="normal" style:font-weight-asian="bold" style:font-name-complex="Arial1" style:font-size-complex="12pt" style:font-weight-complex="bold"/>
    </style:style>
    <style:style style:name="T65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2003fa7" style:font-name-asian="Arial1" style:font-size-asian="12pt" style:font-style-asian="normal" style:font-weight-asian="bold" style:font-name-complex="Arial1" style:font-size-complex="12pt" style:font-weight-complex="bold"/>
    </style:style>
    <style:style style:name="T66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2327972" style:font-name-asian="Arial1" style:font-size-asian="12pt" style:font-style-asian="normal" style:font-weight-asian="bold" style:font-name-complex="Arial1" style:font-size-complex="12pt" style:font-weight-complex="bold"/>
    </style:style>
    <style:style style:name="T67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f214a0" style:font-name-asian="Arial1" style:font-size-asian="12pt" style:font-style-asian="normal" style:font-weight-asian="bold" style:font-name-complex="Arial1" style:font-size-complex="12pt"/>
    </style:style>
    <style:style style:name="T68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fd624f" style:font-name-asian="Arial1" style:font-size-asian="12pt" style:font-style-asian="normal" style:font-weight-asian="bold" style:font-name-complex="Arial1" style:font-size-complex="12pt"/>
    </style:style>
    <style:style style:name="T69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042cdf" style:font-name-asian="Arial1" style:font-size-asian="12pt" style:font-style-asian="normal" style:font-weight-asian="bold" style:font-name-complex="Arial1" style:font-size-complex="12pt"/>
    </style:style>
    <style:style style:name="T70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08ed4b" style:font-name-asian="Arial1" style:font-size-asian="12pt" style:font-style-asian="normal" style:font-weight-asian="bold" style:font-name-complex="Arial1" style:font-size-complex="12pt"/>
    </style:style>
    <style:style style:name="T71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1f924" style:font-name-asian="Arial1" style:font-size-asian="12pt" style:font-style-asian="normal" style:font-weight-asian="bold" style:font-name-complex="Arial1" style:font-size-complex="12pt"/>
    </style:style>
    <style:style style:name="T72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23a16" style:font-name-asian="Arial1" style:font-size-asian="12pt" style:font-style-asian="normal" style:font-weight-asian="bold" style:font-name-complex="Arial1" style:font-size-complex="12pt"/>
    </style:style>
    <style:style style:name="T73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290a4" style:font-name-asian="Arial1" style:font-size-asian="12pt" style:font-style-asian="normal" style:font-weight-asian="bold" style:font-name-complex="Arial1" style:font-size-complex="12pt"/>
    </style:style>
    <style:style style:name="T74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587b7" style:font-name-asian="Arial1" style:font-size-asian="12pt" style:font-style-asian="normal" style:font-weight-asian="bold" style:font-name-complex="Arial1" style:font-size-complex="12pt"/>
    </style:style>
    <style:style style:name="T75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5e19f" style:font-name-asian="Arial1" style:font-size-asian="12pt" style:font-style-asian="normal" style:font-weight-asian="bold" style:font-name-complex="Arial1" style:font-size-complex="12pt"/>
    </style:style>
    <style:style style:name="T76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70c2f" style:font-name-asian="Arial1" style:font-size-asian="12pt" style:font-style-asian="normal" style:font-weight-asian="bold" style:font-name-complex="Arial1" style:font-size-complex="12pt"/>
    </style:style>
    <style:style style:name="T77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2c451c" style:font-name-asian="Arial1" style:font-size-asian="12pt" style:font-style-asian="normal" style:font-weight-asian="bold" style:font-name-complex="Arial1" style:font-size-complex="12pt"/>
    </style:style>
    <style:style style:name="T78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6539f0" style:font-name-asian="Arial1" style:font-size-asian="12pt" style:font-style-asian="normal" style:font-weight-asian="bold" style:font-name-complex="Arial1" style:font-size-complex="12pt"/>
    </style:style>
    <style:style style:name="T79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7c446e" style:font-name-asian="Arial1" style:font-size-asian="12pt" style:font-style-asian="normal" style:font-weight-asian="bold" style:font-name-complex="Arial1" style:font-size-complex="12pt"/>
    </style:style>
    <style:style style:name="T80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a6a9ed" style:font-name-asian="Arial1" style:font-size-asian="12pt" style:font-style-asian="normal" style:font-weight-asian="bold" style:font-name-complex="Arial1" style:font-size-complex="12pt"/>
    </style:style>
    <style:style style:name="T81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c02683" style:font-name-asian="Arial1" style:font-size-asian="12pt" style:font-style-asian="normal" style:font-weight-asian="bold" style:font-name-complex="Arial1" style:font-size-complex="12pt"/>
    </style:style>
    <style:style style:name="T82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c102b1" style:font-name-asian="Arial1" style:font-size-asian="12pt" style:font-style-asian="normal" style:font-weight-asian="bold" style:font-name-complex="Arial1" style:font-size-complex="12pt"/>
    </style:style>
    <style:style style:name="T83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c1b639" style:font-name-asian="Arial1" style:font-size-asian="12pt" style:font-style-asian="normal" style:font-weight-asian="bold" style:font-name-complex="Arial1" style:font-size-complex="12pt"/>
    </style:style>
    <style:style style:name="T84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d2f6db" style:font-name-asian="Arial1" style:font-size-asian="12pt" style:font-style-asian="normal" style:font-weight-asian="bold" style:font-name-complex="Arial1" style:font-size-complex="12pt"/>
    </style:style>
    <style:style style:name="T85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ea5475" style:font-name-asian="Arial1" style:font-size-asian="12pt" style:font-style-asian="normal" style:font-weight-asian="bold" style:font-name-complex="Arial1" style:font-size-complex="12pt"/>
    </style:style>
    <style:style style:name="T86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211c1ab" style:font-name-asian="Arial1" style:font-size-asian="12pt" style:font-style-asian="normal" style:font-weight-asian="bold" style:font-name-complex="Arial1" style:font-size-complex="12pt"/>
    </style:style>
    <style:style style:name="T87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2210cc8" style:font-name-asian="Arial1" style:font-size-asian="12pt" style:font-style-asian="normal" style:font-weight-asian="bold" style:font-name-complex="Arial1" style:font-size-complex="12pt"/>
    </style:style>
    <style:style style:name="T88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222a825" style:font-name-asian="Arial1" style:font-size-asian="12pt" style:font-style-asian="normal" style:font-weight-asian="bold" style:font-name-complex="Arial1" style:font-size-complex="12pt"/>
    </style:style>
    <style:style style:name="T89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8pt" fo:font-style="normal" style:text-underline-style="none" fo:font-weight="bold" officeooo:rsid="01c102b1" style:font-name-asian="Arial1" style:font-size-asian="8pt" style:font-style-asian="normal" style:font-weight-asian="bold" style:font-name-complex="Arial1" style:font-size-complex="8pt"/>
    </style:style>
    <style:style style:name="T90" style:family="text">
      <style:text-properties fo:font-size="11pt" fo:font-style="italic" style:font-size-asian="11pt" style:font-style-asian="italic" style:font-size-complex="11pt"/>
    </style:style>
    <style:style style:name="T91" style:family="text">
      <style:text-properties fo:font-size="11pt" fo:font-style="italic" officeooo:rsid="00a9abc3" style:font-size-asian="11pt" style:font-style-asian="italic" style:font-size-complex="11pt"/>
    </style:style>
    <style:style style:name="T92" style:family="text">
      <style:text-properties fo:font-size="11pt" fo:font-style="italic" officeooo:rsid="00c839d3" style:font-size-asian="11pt" style:font-style-asian="italic" style:font-size-complex="11pt"/>
    </style:style>
    <style:style style:name="T93" style:family="text">
      <style:text-properties fo:font-size="11pt" fo:font-style="italic" officeooo:rsid="00c839d3" style:font-size-asian="11pt" style:font-style-asian="italic" style:font-size-complex="11pt" style:font-style-complex="italic"/>
    </style:style>
    <style:style style:name="T94" style:family="text">
      <style:text-properties fo:font-size="11pt" fo:font-style="italic" fo:font-weight="bold" officeooo:rsid="00c839d3" style:font-size-asian="11pt" style:font-style-asian="italic" style:font-weight-asian="bold" style:font-size-complex="11pt" style:font-style-complex="italic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officeooo:rsid="01384a00" style:font-weight-asian="bold" style:font-weight-complex="bold"/>
    </style:style>
    <style:style style:name="T97" style:family="text">
      <style:text-properties fo:font-weight="bold" officeooo:rsid="0158459d" style:font-weight-asian="bold" style:font-weight-complex="bold"/>
    </style:style>
    <style:style style:name="T98" style:family="text">
      <style:text-properties fo:font-weight="bold" officeooo:rsid="0108ed4b" style:font-weight-asian="bold" style:font-weight-complex="bold"/>
    </style:style>
    <style:style style:name="T99" style:family="text">
      <style:text-properties fo:font-weight="bold" officeooo:rsid="018b3d78" style:font-weight-asian="bold" style:font-weight-complex="bold"/>
    </style:style>
    <style:style style:name="T100" style:family="text">
      <style:text-properties fo:font-weight="bold" officeooo:rsid="01aae9e7" style:font-weight-asian="bold" style:font-weight-complex="bold"/>
    </style:style>
    <style:style style:name="T101" style:family="text">
      <style:text-properties fo:font-weight="bold" officeooo:rsid="01f7de63" style:font-weight-asian="bold" style:font-weight-complex="bold"/>
    </style:style>
    <style:style style:name="T102" style:family="text">
      <style:text-properties fo:font-weight="bold" officeooo:rsid="016ee970" style:font-weight-asian="bold" style:font-weight-complex="bold"/>
    </style:style>
    <style:style style:name="T103" style:family="text">
      <style:text-properties fo:font-weight="bold" officeooo:rsid="01a167e0" style:font-weight-asian="bold" style:font-weight-complex="bold"/>
    </style:style>
    <style:style style:name="T104" style:family="text">
      <style:text-properties fo:font-weight="bold" officeooo:rsid="012df95b" style:font-weight-asian="bold" style:font-weight-complex="bold"/>
    </style:style>
    <style:style style:name="T105" style:family="text">
      <style:text-properties fo:font-weight="bold" officeooo:rsid="0251bf0c" style:font-weight-asian="bold" style:font-weight-complex="bold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officeooo:rsid="00f33d10" style:font-style-asian="italic" style:font-style-complex="italic"/>
    </style:style>
    <style:style style:name="T108" style:family="text">
      <style:text-properties fo:font-style="italic" officeooo:rsid="012009e4" style:font-style-asian="italic" style:font-style-complex="italic"/>
    </style:style>
    <style:style style:name="T109" style:family="text">
      <style:text-properties fo:font-style="italic" officeooo:rsid="0168a509" style:font-style-asian="italic" style:font-style-complex="italic"/>
    </style:style>
    <style:style style:name="T110" style:family="text">
      <style:text-properties fo:font-style="italic" officeooo:rsid="01b73f3b" style:font-style-asian="italic" style:font-style-complex="italic"/>
    </style:style>
    <style:style style:name="T111" style:family="text">
      <style:text-properties fo:font-style="italic" officeooo:rsid="00fca710" style:font-style-asian="italic" style:font-style-complex="italic"/>
    </style:style>
    <style:style style:name="T112" style:family="text">
      <style:text-properties fo:font-style="italic" officeooo:rsid="0228b58c" style:font-style-asian="italic" style:font-style-complex="italic"/>
    </style:style>
    <style:style style:name="T113" style:family="text">
      <style:text-properties fo:font-style="italic" officeooo:rsid="0199e7ee" style:font-style-asian="italic" style:font-style-complex="italic"/>
    </style:style>
    <style:style style:name="T1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5" style:family="text">
      <style:text-properties fo:font-style="italic" fo:font-weight="bold" officeooo:rsid="019aa1e0" style:font-style-asian="italic" style:font-weight-asian="bold" style:font-style-complex="italic" style:font-weight-complex="bold"/>
    </style:style>
    <style:style style:name="T116" style:family="text">
      <style:text-properties fo:font-weight="normal" style:font-weight-asian="normal" style:font-weight-complex="normal"/>
    </style:style>
    <style:style style:name="T117" style:family="text">
      <style:text-properties fo:font-weight="normal" officeooo:rsid="0189a26f" style:font-weight-asian="normal" style:font-weight-complex="normal"/>
    </style:style>
    <style:style style:name="T118" style:family="text">
      <style:text-properties fo:font-weight="normal" officeooo:rsid="018b3d78" style:font-weight-asian="normal" style:font-weight-complex="normal"/>
    </style:style>
    <style:style style:name="T119" style:family="text">
      <style:text-properties fo:font-weight="normal" officeooo:rsid="019418a0" style:font-weight-asian="normal" style:font-weight-complex="normal"/>
    </style:style>
    <style:style style:name="T120" style:family="text">
      <style:text-properties fo:font-weight="normal" officeooo:rsid="01a599f0" style:font-weight-asian="normal" style:font-weight-complex="normal"/>
    </style:style>
    <style:style style:name="T121" style:family="text">
      <style:text-properties fo:font-weight="normal" officeooo:rsid="01a5c8d8" style:font-weight-asian="normal" style:font-weight-complex="normal"/>
    </style:style>
    <style:style style:name="T122" style:family="text">
      <style:text-properties fo:font-weight="normal" officeooo:rsid="0199e7ee" style:font-weight-asian="normal" style:font-weight-complex="normal"/>
    </style:style>
    <style:style style:name="T123" style:family="text">
      <style:text-properties fo:font-weight="normal" officeooo:rsid="020910d8" style:font-weight-asian="normal" style:font-weight-complex="normal"/>
    </style:style>
    <style:style style:name="T124" style:family="text">
      <style:text-properties fo:font-weight="normal" officeooo:rsid="018cb874" style:font-weight-asian="normal" style:font-weight-complex="normal"/>
    </style:style>
    <style:style style:name="T125" style:family="text">
      <style:text-properties fo:font-weight="normal" officeooo:rsid="023c37bc" style:font-weight-asian="normal" style:font-weight-complex="normal"/>
    </style:style>
    <style:style style:name="T126" style:family="text">
      <style:text-properties fo:font-weight="normal" officeooo:rsid="023c3966" style:font-weight-asian="normal" style:font-weight-complex="normal"/>
    </style:style>
    <style:style style:name="T127" style:family="text">
      <style:text-properties style:text-position="super 58%"/>
    </style:style>
    <style:style style:name="T128" style:family="text">
      <style:text-properties style:text-position="super 58%" fo:font-style="normal" style:font-style-asian="normal" style:font-style-complex="normal"/>
    </style:style>
    <style:style style:name="T129" style:family="text">
      <style:text-properties style:text-position="super 58%" officeooo:rsid="0199e7ee"/>
    </style:style>
    <style:style style:name="T130" style:family="text">
      <style:text-properties style:text-position="super 58%" officeooo:rsid="00f33d10" style:font-style-complex="normal"/>
    </style:style>
    <style:style style:name="T131" style:family="text">
      <style:text-properties style:text-position="super 58%" officeooo:rsid="00fca710" style:font-style-complex="normal"/>
    </style:style>
    <style:style style:name="T132" style:family="text">
      <style:text-properties style:text-position="super 58%" fo:font-size="11pt" fo:font-style="normal" officeooo:rsid="00c839d3" style:font-size-asian="11pt" style:font-style-asian="normal" style:font-size-complex="11pt" style:font-style-complex="normal"/>
    </style:style>
    <style:style style:name="T133" style:family="text">
      <style:text-properties style:text-position="super 58%" fo:font-size="11pt" fo:font-style="normal" officeooo:rsid="01c788d2" style:font-size-asian="11pt" style:font-style-asian="normal" style:font-size-complex="11pt" style:font-style-complex="normal"/>
    </style:style>
    <style:style style:name="T134" style:family="text">
      <style:text-properties officeooo:rsid="00f3169b"/>
    </style:style>
    <style:style style:name="T135" style:family="text">
      <style:text-properties officeooo:rsid="010a9879"/>
    </style:style>
    <style:style style:name="T136" style:family="text">
      <style:text-properties officeooo:rsid="010c26bb"/>
    </style:style>
    <style:style style:name="T137" style:family="text">
      <style:text-properties officeooo:rsid="010dfb2e"/>
    </style:style>
    <style:style style:name="T138" style:family="text">
      <style:text-properties officeooo:rsid="011290a4"/>
    </style:style>
    <style:style style:name="T139" style:family="text">
      <style:text-properties officeooo:rsid="0113e519"/>
    </style:style>
    <style:style style:name="T140" style:family="text">
      <style:text-properties officeooo:rsid="011587b7"/>
    </style:style>
    <style:style style:name="T141" style:family="text">
      <style:text-properties officeooo:rsid="0119b137"/>
    </style:style>
    <style:style style:name="T142" style:family="text">
      <style:text-properties officeooo:rsid="011bc7e0"/>
    </style:style>
    <style:style style:name="T143" style:family="text">
      <style:text-properties officeooo:rsid="012009e4"/>
    </style:style>
    <style:style style:name="T144" style:family="text">
      <style:text-properties officeooo:rsid="01221607"/>
    </style:style>
    <style:style style:name="T145" style:family="text">
      <style:text-properties officeooo:rsid="0128b658"/>
    </style:style>
    <style:style style:name="T146" style:family="text">
      <style:text-properties officeooo:rsid="0128fdbd"/>
    </style:style>
    <style:style style:name="T147" style:family="text">
      <style:text-properties officeooo:rsid="012a1333"/>
    </style:style>
    <style:style style:name="T148" style:family="text">
      <style:text-properties officeooo:rsid="012a482f"/>
    </style:style>
    <style:style style:name="T149" style:family="text">
      <style:text-properties officeooo:rsid="012df95b"/>
    </style:style>
    <style:style style:name="T150" style:family="text">
      <style:text-properties officeooo:rsid="01311e87"/>
    </style:style>
    <style:style style:name="T151" style:family="text">
      <style:text-properties officeooo:rsid="0136ab4f"/>
    </style:style>
    <style:style style:name="T152" style:family="text">
      <style:text-properties officeooo:rsid="0136c6ce"/>
    </style:style>
    <style:style style:name="T153" style:family="text">
      <style:text-properties officeooo:rsid="01384a00"/>
    </style:style>
    <style:style style:name="T154" style:family="text">
      <style:text-properties officeooo:rsid="01388cef"/>
    </style:style>
    <style:style style:name="T155" style:family="text">
      <style:text-properties officeooo:rsid="0138b748"/>
    </style:style>
    <style:style style:name="T156" style:family="text">
      <style:text-properties officeooo:rsid="01391476"/>
    </style:style>
    <style:style style:name="T157" style:family="text">
      <style:text-properties officeooo:rsid="0139bb60"/>
    </style:style>
    <style:style style:name="T158" style:family="text">
      <style:text-properties officeooo:rsid="013a687f"/>
    </style:style>
    <style:style style:name="T159" style:family="text">
      <style:text-properties officeooo:rsid="013acd76"/>
    </style:style>
    <style:style style:name="T160" style:family="text">
      <style:text-properties officeooo:rsid="013aeb96"/>
    </style:style>
    <style:style style:name="T161" style:family="text">
      <style:text-properties officeooo:rsid="013b7aec"/>
    </style:style>
    <style:style style:name="T162" style:family="text">
      <style:text-properties officeooo:rsid="013c9285"/>
    </style:style>
    <style:style style:name="T163" style:family="text">
      <style:text-properties officeooo:rsid="013d551f"/>
    </style:style>
    <style:style style:name="T164" style:family="text">
      <style:text-properties officeooo:rsid="013f20a3"/>
    </style:style>
    <style:style style:name="T165" style:family="text">
      <style:text-properties officeooo:rsid="01426f9b"/>
    </style:style>
    <style:style style:name="T166" style:family="text">
      <style:text-properties officeooo:rsid="01459357"/>
    </style:style>
    <style:style style:name="T167" style:family="text">
      <style:text-properties officeooo:rsid="0147e22e"/>
    </style:style>
    <style:style style:name="T168" style:family="text">
      <style:text-properties officeooo:rsid="0149a1ba"/>
    </style:style>
    <style:style style:name="T169" style:family="text">
      <style:text-properties officeooo:rsid="014bc4ca"/>
    </style:style>
    <style:style style:name="T170" style:family="text">
      <style:text-properties officeooo:rsid="014c576c"/>
    </style:style>
    <style:style style:name="T171" style:family="text">
      <style:text-properties officeooo:rsid="014d4865"/>
    </style:style>
    <style:style style:name="T172" style:family="text">
      <style:text-properties officeooo:rsid="014dc392"/>
    </style:style>
    <style:style style:name="T173" style:family="text">
      <style:text-properties officeooo:rsid="01520718"/>
    </style:style>
    <style:style style:name="T174" style:family="text">
      <style:text-properties officeooo:rsid="01524476"/>
    </style:style>
    <style:style style:name="T175" style:family="text">
      <style:text-properties officeooo:rsid="0155cadf"/>
    </style:style>
    <style:style style:name="T176" style:family="text">
      <style:text-properties officeooo:rsid="01566083"/>
    </style:style>
    <style:style style:name="T177" style:family="text">
      <style:text-properties officeooo:rsid="0157e200"/>
    </style:style>
    <style:style style:name="T178" style:family="text">
      <style:text-properties officeooo:rsid="0158b5b7"/>
    </style:style>
    <style:style style:name="T179" style:family="text">
      <style:text-properties officeooo:rsid="015cc3a3"/>
    </style:style>
    <style:style style:name="T180" style:family="text">
      <style:text-properties officeooo:rsid="01604b2e"/>
    </style:style>
    <style:style style:name="T181" style:family="text">
      <style:text-properties officeooo:rsid="016438fe"/>
    </style:style>
    <style:style style:name="T182" style:family="text">
      <style:text-properties officeooo:rsid="01650728"/>
    </style:style>
    <style:style style:name="T183" style:family="text">
      <style:text-properties officeooo:rsid="01680eda"/>
    </style:style>
    <style:style style:name="T184" style:family="text">
      <style:text-properties officeooo:rsid="016853fe"/>
    </style:style>
    <style:style style:name="T185" style:family="text">
      <style:text-properties officeooo:rsid="0168a509"/>
    </style:style>
    <style:style style:name="T186" style:family="text">
      <style:text-properties officeooo:rsid="016a7f82"/>
    </style:style>
    <style:style style:name="T187" style:family="text">
      <style:text-properties officeooo:rsid="016db2a7"/>
    </style:style>
    <style:style style:name="T188" style:family="text">
      <style:text-properties officeooo:rsid="016fc103"/>
    </style:style>
    <style:style style:name="T189" style:family="text">
      <style:text-properties officeooo:rsid="0176e6c1"/>
    </style:style>
    <style:style style:name="T190" style:family="text">
      <style:text-properties officeooo:rsid="01799783"/>
    </style:style>
    <style:style style:name="T191" style:family="text">
      <style:text-properties officeooo:rsid="017af826"/>
    </style:style>
    <style:style style:name="T192" style:family="text">
      <style:text-properties officeooo:rsid="017b69e1"/>
    </style:style>
    <style:style style:name="T193" style:family="text">
      <style:text-properties officeooo:rsid="017c446e"/>
    </style:style>
    <style:style style:name="T194" style:family="text">
      <style:text-properties officeooo:rsid="017ca065"/>
    </style:style>
    <style:style style:name="T195" style:family="text">
      <style:text-properties officeooo:rsid="017ddbaa"/>
    </style:style>
    <style:style style:name="T196" style:family="text">
      <style:text-properties officeooo:rsid="017ed1eb"/>
    </style:style>
    <style:style style:name="T197" style:family="text">
      <style:text-properties officeooo:rsid="01806387"/>
    </style:style>
    <style:style style:name="T198" style:family="text">
      <style:text-properties officeooo:rsid="01869f18"/>
    </style:style>
    <style:style style:name="T199" style:family="text">
      <style:text-properties officeooo:rsid="01871a3f"/>
    </style:style>
    <style:style style:name="T200" style:family="text">
      <style:text-properties officeooo:rsid="018823f2"/>
    </style:style>
    <style:style style:name="T201" style:family="text">
      <style:text-properties officeooo:rsid="01886502"/>
    </style:style>
    <style:style style:name="T202" style:family="text">
      <style:text-properties officeooo:rsid="018b3d78"/>
    </style:style>
    <style:style style:name="T203" style:family="text">
      <style:text-properties officeooo:rsid="0191ea7e"/>
    </style:style>
    <style:style style:name="T204" style:family="text">
      <style:text-properties officeooo:rsid="019219ef"/>
    </style:style>
    <style:style style:name="T205" style:family="text">
      <style:text-properties officeooo:rsid="01922723"/>
    </style:style>
    <style:style style:name="T206" style:family="text">
      <style:text-properties officeooo:rsid="0192da05"/>
    </style:style>
    <style:style style:name="T207" style:family="text">
      <style:text-properties officeooo:rsid="019418a0"/>
    </style:style>
    <style:style style:name="T208" style:family="text">
      <style:text-properties officeooo:rsid="01948933"/>
    </style:style>
    <style:style style:name="T209" style:family="text">
      <style:text-properties officeooo:rsid="019707d3"/>
    </style:style>
    <style:style style:name="T210" style:family="text">
      <style:text-properties officeooo:rsid="0198ec62"/>
    </style:style>
    <style:style style:name="T211" style:family="text">
      <style:text-properties officeooo:rsid="0199e7ee"/>
    </style:style>
    <style:style style:name="T212" style:family="text">
      <style:text-properties officeooo:rsid="019aa1e0"/>
    </style:style>
    <style:style style:name="T213" style:family="text">
      <style:text-properties officeooo:rsid="019bbfa2"/>
    </style:style>
    <style:style style:name="T214" style:family="text">
      <style:text-properties officeooo:rsid="019c469d"/>
    </style:style>
    <style:style style:name="T215" style:family="text">
      <style:text-properties officeooo:rsid="01a167e0"/>
    </style:style>
    <style:style style:name="T216" style:family="text">
      <style:text-properties officeooo:rsid="01a267b8"/>
    </style:style>
    <style:style style:name="T217" style:family="text">
      <style:text-properties officeooo:rsid="01a41c68"/>
    </style:style>
    <style:style style:name="T218" style:family="text">
      <style:text-properties officeooo:rsid="01a43f0b"/>
    </style:style>
    <style:style style:name="T219" style:family="text">
      <style:text-properties officeooo:rsid="01a599f0"/>
    </style:style>
    <style:style style:name="T220" style:family="text">
      <style:text-properties officeooo:rsid="01a5b85b"/>
    </style:style>
    <style:style style:name="T221" style:family="text">
      <style:text-properties officeooo:rsid="01a5c8d8"/>
    </style:style>
    <style:style style:name="T222" style:family="text">
      <style:text-properties officeooo:rsid="01a5e8cb"/>
    </style:style>
    <style:style style:name="T223" style:family="text">
      <style:text-properties officeooo:rsid="01a6a9ed"/>
    </style:style>
    <style:style style:name="T224" style:family="text">
      <style:text-properties officeooo:rsid="01a72e1c"/>
    </style:style>
    <style:style style:name="T225" style:family="text">
      <style:text-properties officeooo:rsid="01ac29da"/>
    </style:style>
    <style:style style:name="T226" style:family="text">
      <style:text-properties officeooo:rsid="01adf178"/>
    </style:style>
    <style:style style:name="T227" style:family="text">
      <style:text-properties officeooo:rsid="01aee87e"/>
    </style:style>
    <style:style style:name="T228" style:family="text">
      <style:text-properties officeooo:rsid="01af8748"/>
    </style:style>
    <style:style style:name="T229" style:family="text">
      <style:text-properties officeooo:rsid="01b0fc14"/>
    </style:style>
    <style:style style:name="T230" style:family="text">
      <style:text-properties officeooo:rsid="01b15f94"/>
    </style:style>
    <style:style style:name="T231" style:family="text">
      <style:text-properties officeooo:rsid="01b28c3c"/>
    </style:style>
    <style:style style:name="T232" style:family="text">
      <style:text-properties style:text-position="0% 100%"/>
    </style:style>
    <style:style style:name="T233" style:family="text">
      <style:text-properties officeooo:rsid="01b57192"/>
    </style:style>
    <style:style style:name="T234" style:family="text">
      <style:text-properties officeooo:rsid="01b73f3b"/>
    </style:style>
    <style:style style:name="T235" style:family="text">
      <style:text-properties officeooo:rsid="01b90a0b"/>
    </style:style>
    <style:style style:name="T236" style:family="text">
      <style:text-properties officeooo:rsid="01d21b80"/>
    </style:style>
    <style:style style:name="T237" style:family="text">
      <style:text-properties officeooo:rsid="01d495e3"/>
    </style:style>
    <style:style style:name="T238" style:family="text">
      <style:text-properties officeooo:rsid="01d8f4a9"/>
    </style:style>
    <style:style style:name="T239" style:family="text">
      <style:text-properties officeooo:rsid="01da942f"/>
    </style:style>
    <style:style style:name="T240" style:family="text">
      <style:text-properties officeooo:rsid="01dc8215"/>
    </style:style>
    <style:style style:name="T241" style:family="text">
      <style:text-properties officeooo:rsid="01dce66a"/>
    </style:style>
    <style:style style:name="T242" style:family="text">
      <style:text-properties officeooo:rsid="01dde3c5"/>
    </style:style>
    <style:style style:name="T243" style:family="text">
      <style:text-properties officeooo:rsid="01e22a9f"/>
    </style:style>
    <style:style style:name="T244" style:family="text">
      <style:text-properties style:text-underline-style="solid" style:text-underline-width="auto" style:text-underline-color="font-color"/>
    </style:style>
    <style:style style:name="T245" style:family="text">
      <style:text-properties style:text-underline-style="solid" style:text-underline-width="auto" style:text-underline-color="font-color" officeooo:rsid="010c26bb"/>
    </style:style>
    <style:style style:name="T24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7" style:family="text">
      <style:text-properties style:text-underline-style="solid" style:text-underline-width="auto" style:text-underline-color="font-color" fo:font-weight="bold" officeooo:rsid="0235e6b1" style:font-weight-asian="bold" style:font-weight-complex="bold"/>
    </style:style>
    <style:style style:name="T248" style:family="text">
      <style:text-properties officeooo:rsid="01ea5475"/>
    </style:style>
    <style:style style:name="T249" style:family="text">
      <style:text-properties officeooo:rsid="01ec46dd"/>
    </style:style>
    <style:style style:name="T250" style:family="text">
      <style:text-properties officeooo:rsid="01ee1bff"/>
    </style:style>
    <style:style style:name="T251" style:family="text">
      <style:text-properties officeooo:rsid="01eef647"/>
    </style:style>
    <style:style style:name="T252" style:family="text">
      <style:text-properties officeooo:rsid="01efd015"/>
    </style:style>
    <style:style style:name="T253" style:family="text">
      <style:text-properties officeooo:rsid="01f23c29"/>
    </style:style>
    <style:style style:name="T254" style:family="text">
      <style:text-properties officeooo:rsid="01f40b44"/>
    </style:style>
    <style:style style:name="T255" style:family="text">
      <style:text-properties officeooo:rsid="01f421ab"/>
    </style:style>
    <style:style style:name="T256" style:family="text">
      <style:text-properties officeooo:rsid="01f5aab2"/>
    </style:style>
    <style:style style:name="T257" style:family="text">
      <style:text-properties officeooo:rsid="0203261e"/>
    </style:style>
    <style:style style:name="T258" style:family="text">
      <style:text-properties officeooo:rsid="0115e19f"/>
    </style:style>
    <style:style style:name="T259" style:family="text">
      <style:text-properties officeooo:rsid="0215b725"/>
    </style:style>
    <style:style style:name="T260" style:family="text">
      <style:text-properties officeooo:rsid="0100e9b4"/>
    </style:style>
    <style:style style:name="T261" style:family="text">
      <style:text-properties officeooo:rsid="02185d6c"/>
    </style:style>
    <style:style style:name="T262" style:family="text">
      <style:text-properties officeooo:rsid="011fe94e"/>
    </style:style>
    <style:style style:name="T263" style:family="text">
      <style:text-properties officeooo:rsid="021f9c7a"/>
    </style:style>
    <style:style style:name="T264" style:family="text">
      <style:text-properties officeooo:rsid="02247a5f"/>
    </style:style>
    <style:style style:name="T265" style:family="text">
      <style:text-properties officeooo:rsid="0230abd7"/>
    </style:style>
    <style:style style:name="T266" style:family="text">
      <style:text-properties officeooo:rsid="02340d70"/>
    </style:style>
    <style:style style:name="T267" style:family="text">
      <style:text-properties officeooo:rsid="0234fc17"/>
    </style:style>
    <style:style style:name="T268" style:family="text">
      <style:text-properties officeooo:rsid="0235e6b1"/>
    </style:style>
    <style:style style:name="T269" style:family="text">
      <style:text-properties officeooo:rsid="0235ec36"/>
    </style:style>
    <style:style style:name="T270" style:family="text">
      <style:text-properties officeooo:rsid="023660fe"/>
    </style:style>
    <style:style style:name="T271" style:family="text">
      <style:text-properties officeooo:rsid="0236cb7c"/>
    </style:style>
    <style:style style:name="T272" style:family="text">
      <style:text-properties officeooo:rsid="02389b1c"/>
    </style:style>
    <style:style style:name="T273" style:family="text">
      <style:text-properties officeooo:rsid="02393520"/>
    </style:style>
    <style:style style:name="T274" style:family="text">
      <style:text-properties officeooo:rsid="023c3966"/>
    </style:style>
    <style:style style:name="T275" style:family="text">
      <style:text-properties officeooo:rsid="023eadfc"/>
    </style:style>
    <style:style style:name="T276" style:family="text">
      <style:text-properties officeooo:rsid="0240ac44"/>
    </style:style>
    <style:style style:name="T277" style:family="text">
      <style:text-properties officeooo:rsid="02449b7a"/>
    </style:style>
    <style:style style:name="T278" style:family="text">
      <style:text-properties officeooo:rsid="024687fd"/>
    </style:style>
    <style:style style:name="T279" style:family="text">
      <style:text-properties officeooo:rsid="0248301d"/>
    </style:style>
    <style:style style:name="T280" style:family="text">
      <style:text-properties officeooo:rsid="0248719e"/>
    </style:style>
    <style:style style:name="T281" style:family="text">
      <style:text-properties officeooo:rsid="02491735"/>
    </style:style>
    <style:style style:name="T282" style:family="text">
      <style:text-properties officeooo:rsid="024beb6a"/>
    </style:style>
    <style:style style:name="T283" style:family="text">
      <style:text-properties officeooo:rsid="024d9490"/>
    </style:style>
    <style:style style:name="T284" style:family="text">
      <style:text-properties officeooo:rsid="024e4b8f"/>
    </style:style>
    <style:style style:name="T285" style:family="text">
      <style:text-properties officeooo:rsid="02519929"/>
    </style:style>
    <style:style style:name="T286" style:family="text">
      <style:text-properties officeooo:rsid="0256c83b"/>
    </style:style>
    <style:style style:name="T287" style:family="text">
      <style:text-properties officeooo:rsid="025932cb"/>
    </style:style>
    <style:style style:name="T288" style:family="text">
      <style:text-properties officeooo:rsid="025aea2c"/>
    </style:style>
    <style:style style:name="T289" style:family="text">
      <style:text-properties officeooo:rsid="025be6f4"/>
    </style:style>
    <style:style style:name="T290" style:family="text">
      <style:text-properties officeooo:rsid="025e09a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35cm" fo:text-indent="-0.635cm" fo:margin-left="1.3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99cm" fo:text-indent="-0.635cm" fo:margin-left="1.3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34cm" fo:text-indent="-0.635cm" fo:margin-left="2.03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69cm" fo:text-indent="-0.635cm" fo:margin-left="2.66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04cm" fo:text-indent="-0.635cm" fo:margin-left="3.30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39cm" fo:text-indent="-0.635cm" fo:margin-left="3.93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74cm" fo:text-indent="-0.635cm" fo:margin-left="4.57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09cm" fo:text-indent="-0.635cm" fo:margin-left="5.20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44cm" fo:text-indent="-0.635cm" fo:margin-left="5.84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79cm" fo:text-indent="-0.635cm" fo:margin-left="6.47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14cm" fo:text-indent="-0.635cm" fo:margin-left="7.114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63579817" text:style-name="WWNum5">
        <text:list-item>
          <text:list>
            <text:list-item>
              <text:list>
                <text:list-item>
                  <text:p text:style-name="P121"><text:span text:style-name="T31">A verdadeira estatura de um homem não se revela em momentos de conforto e conveniência, mas em momentos de desafio e controvérsia</text:span><text:span text:style-name="T32">. </text:span><text:span text:style-name="T45">Decepcionados com a igreja, </text:span><text:span text:style-name="T46">69</text:span><text:span text:style-name="T45"> – </text:span><text:span text:style-name="T46">Martin Luther King</text:span></text:p>
                </text:list-item>
                <text:list-item>
                  <text:p text:style-name="P123"><text:span text:style-name="T56">toda igreja deveria estar engajada em uma autorreforma contínua.</text:span><text:span text:style-name="T51"> Decepcionados com a igreja, 58 – John Stott</text:span></text:p>
                </text:list-item>
                <text:list-item>
                  <text:p text:style-name="P122"><text:span text:style-name="T93">...ser cristão é </text:span><text:span text:style-name="T94">difícil</text:span><text:span text:style-name="T93"> e estar na igreja é uma tarefa para poucos. </text:span><text:span text:style-name="T132">D</text:span><text:span text:style-name="T133">esconhecido, citado por D</text:span><text:span text:style-name="T132">ecepcionados com a igreja, 81</text:span></text:p>
                </text:list-item>
              </text:list>
            </text:list-item>
          </text:list>
        </text:list-item>
      </text:list>
      <text:list text:style-name="L1">
        <text:list-item>
          <text:p text:style-name="P137"><text:span text:style-name="T92">P</text:span><text:span text:style-name="T91">reciso desta mensagem</text:span></text:p>
        </text:list-item>
        <text:list-item>
          <text:p text:style-name="P164"><text:span text:style-name="T91">N</text:span><text:span text:style-name="T90">ão sou exemplo</text:span></text:p>
        </text:list-item>
        <text:list-item>
          <text:p text:style-name="P165">Não é minha conforto</text:p>
        </text:list-item>
      </text:list>
      <text:list xml:id="list215902625481427" text:continue-list="list563579817" text:style-name="WWNum5">
        <text:list-item>
          <text:list>
            <text:list-item>
              <text:p text:style-name="P113">Permaneça</text:p>
            </text:list-item>
            <text:list-item>
              <text:p text:style-name="P166">INTRO</text:p>
            </text:list-item>
          </text:list>
        </text:list-item>
        <text:list-item>
          <text:p text:style-name="P163"><text:span text:style-name="T18">(MEME?)</text:span></text:p>
        </text:list-item>
        <text:list-item>
          <text:p text:style-name="P125">Certa vez alguém disse:</text:p>
        </text:list-item>
        <text:list-item>
          <text:p text:style-name="P127">[MOTIVOS]</text:p>
        </text:list-item>
        <text:list-item>
          <text:p text:style-name="P124">Há principalmente dois motivos pelos quais uma pessoa abandona a <text:span text:style-name="T237">fé</text:span>:</text:p>
        </text:list-item>
      </text:list>
      <text:list text:style-name="L2">
        <text:list-item>
          <text:p text:style-name="P126">O quão difícil é ser, de verdade, um cristão;</text:p>
        </text:list-item>
        <text:list-item>
          <text:p text:style-name="P126"><text:soft-page-break/>Estar na igreja, em comunidade</text:p>
        </text:list-item>
      </text:list>
      <text:p text:style-name="P29"><text:span text:style-name="T1">É verdade que estes </text:span><text:span text:style-name="T2">dois</text:span><text:span text:style-name="T1"> motivos convergem para um mesmo motivo: </text:span><text:span text:style-name="T20">ser verdadeiramente cristão</text:span><text:span text:style-name="T1">. </text:span><text:span text:style-name="T14">Pois um verdadeiro cristão convive entre irmão</text:span><text:span text:style-name="T17">s</text:span><text:span text:style-name="T14">.</text:span></text:p>
      <text:p text:style-name="P29"><text:span text:style-name="T1">Mas para fins didáticos, isto foi colocado de um </text:span><text:span text:style-name="T6">modo</text:span><text:span text:style-name="T1"> muito prático </text:span><text:span text:style-name="T6">pela pessoa </text:span><text:span text:style-name="T16">que </text:span><text:span text:style-name="T6">disse</text:span><text:span text:style-name="T1">.</text:span></text:p>
      <text:p text:style-name="P130">No final, tudo convergirá para o ponto central: <text:span text:style-name="T203">Ser verdadeiramente cristão.</text:span></text:p>
      <text:p text:style-name="P136">(ABRIR)</text:p>
      <text:p text:style-name="P9"><text:span text:style-name="T67">Romanos 3:10-12</text:span><text:span text:style-name="T5"> ¹⁰ Como está escrito: Não há um justo, nem um sequer. ¹¹ Não há ninguém que entenda; Não há ninguém que busque a Deus. ¹² Todos se extraviaram, e juntamente se fizeram inúteis. Não há quem faça o bem, não há nem um só. </text:span></text:p>
      <text:list xml:id="list215902697226390" text:continue-list="list215902625481427" text:style-name="WWNum5">
        <text:list-item>
          <text:p text:style-name="P128">Está escrito, com todas as letras que não há um justo, Está escrito que não há que<text:span text:style-name="T259">m</text:span> de fato <text:span text:style-name="T203">entenda</text:span>, n<text:span text:style-name="T259">em quem na</text:span> prática busque a Deus, e está escrito que não há quem faça o bem.</text:p>
        </text:list-item>
        <text:list-item>
          <text:p text:style-name="P128">Como <text:span text:style-name="T266">é possível</text:span> esperar de mim, ou de qualquer outro irmão aqui na igreja, alguma coisa diferente disso?</text:p>
        </text:list-item>
        <text:list-item>
          <text:p text:style-name="P128">Nós somos maus e ponto!</text:p>
        </text:list-item>
        <text:list-item>
          <text:p text:style-name="P128">O grande problema está na “expectativa”</text:p>
          <text:list>
            <text:list-item>
              <text:list>
                <text:list-item>
                  <text:p text:style-name="P114"><text:soft-page-break/><text:span text:style-name="T111">Esperamos das pessoas (e líderes) mais do que deveríamos; ou seja, quanto mais espero do outro, maior a chance de me decepcionar</text:span><text:span text:style-name="T107">. </text:span><text:span text:style-name="T130">Decepcionados com a igreja, </text:span><text:span text:style-name="T131">58</text:span></text:p>
                </text:list-item>
              </text:list>
            </text:list-item>
          </text:list>
        </text:list-item>
        <text:list-item>
          <text:p text:style-name="P128">Entend<text:span text:style-name="T203">a</text:span> que você SEMPRE, sem exceção vai se decepcionar com as pessoas.</text:p>
        </text:list-item>
        <text:list-item>
          <text:p text:style-name="P167"><text:span text:style-name="T15">Minha esposa</text:span><text:span text:style-name="T1"> </text:span><text:span text:style-name="T9">já se decepcionou e ainda </text:span><text:span text:style-name="T1">você vai </text:span><text:span text:style-name="T9">se </text:span><text:span text:style-name="T1">decepcionar </text:span><text:span text:style-name="T9">mais e mais </text:span><text:span text:style-name="T1">comigo </text:span><text:span text:style-name="T19">e eu com ela.</text:span></text:p>
        </text:list-item>
        <text:list-item>
          <text:p text:style-name="P168"><text:span text:style-name="T1">Cada um de vocês se decepcionará, sem exceção, com os irmão</text:span><text:span text:style-name="T9">s</text:span><text:span text:style-name="T1">, </text:span><text:span text:style-name="T9">por </text:span><text:span text:style-name="T1">atitudes </text:span><text:span text:style-name="T9">ou negligências, e</text:span><text:span text:style-name="T1"> com a igreja.</text:span></text:p>
        </text:list-item>
        <text:list-item>
          <text:p text:style-name="P169"><text:span text:style-name="T1">Nós todos, somos maus!</text:span></text:p>
        </text:list-item>
        <text:list-item>
          <text:p text:style-name="P169"><text:span text:style-name="T1">Todos nós queremos e gostamos do que é mau, e nenhum de nós quer de verdade o bem. </text:span><text:span text:style-name="T10">Não se engane irmão! Não se iluda!</text:span></text:p>
        </text:list-item>
        <text:list-item>
          <text:p text:style-name="P128">Enquanto eu e você não compreendermos que isto aqui é um <text:span text:style-name="T95">hospital</text:span>, e que todos somos os doentes em tratamentos, e que aqui, ninguém se salva, sempre iremos nos decepcionar.</text:p>
        </text:list-item>
        <text:list-item>
          <text:p text:style-name="P128">O que <text:span text:style-name="T95">há</text:span> num hospital? <text:span text:style-name="T267">(</text:span><text:span text:style-name="T268">SLIDE</text:span><text:span text:style-name="T267">)</text:span></text:p>
        </text:list-item>
      </text:list>
      <text:list text:style-name="L3">
        <text:list-item>
          <text:p text:style-name="P129">Enfermeiros – que são os anjos</text:p>
        </text:list-item>
        <text:list-item>
          <text:p text:style-name="P129">Médico - que é Jesus, médico dos médicos</text:p>
        </text:list-item>
        <text:list-item>
          <text:p text:style-name="P170"><text:span text:style-name="T10">D</text:span><text:span text:style-name="T1">oentes – todos nós</text:span></text:p>
        </text:list-item>
      </text:list>
      <text:p text:style-name="P10"><text:soft-page-break/><text:span text:style-name="T67">Isaías 64:6</text:span><text:span text:style-name="T5"> ⁶ Mas </text:span><text:span text:style-name="T7">TODOS</text:span><text:span text:style-name="T5"> nós somos como o imundo, e todas as nossas </text:span><text:span text:style-name="T21">justiças</text:span><text:span text:style-name="T5"> como trapo da </text:span><text:span text:style-name="T21">imundícia</text:span><text:span text:style-name="T5">;...</text:span></text:p>
      <text:list xml:id="list215902272133786" text:continue-list="list215902697226390" text:style-name="WWNum5">
        <text:list-item>
          <text:p text:style-name="P168"><text:span text:style-name="T1">Veja com isso é sério. Ele diz que </text:span><text:span text:style-name="T20">todos</text:span><text:span text:style-name="T1"> nós somos como o imundo.</text:span></text:p>
        </text:list-item>
        <text:list-item>
          <text:p text:style-name="P168"><text:span text:style-name="T1">E vai além, está escrito que as nossas </text:span><text:span text:style-name="T20">justiças</text:span><text:span text:style-name="T1"> são como panos imundos. Aqueles panos que as mulheres usavam para segurar a </text:span><text:span text:style-name="T14">fluxo</text:span><text:span text:style-name="T1"> mensal. </text:span></text:p>
        </text:list-item>
        <text:list-item>
          <text:p text:style-name="P128">Panos sujos de sangue morto em putrefação.</text:p>
        </text:list-item>
        <text:list-item>
          <text:p text:style-name="P128">O que são as nossas justiças?</text:p>
        </text:list-item>
        <text:list-item>
          <text:p text:style-name="P168"><text:span text:style-name="T1">São o que de melhor temos, aquilo </text:span><text:span text:style-name="T11">que há de bom em nós</text:span><text:span text:style-name="T1">. Pense em:</text:span></text:p>
        </text:list-item>
      </text:list>
      <text:list text:style-name="L4">
        <text:list-item>
          <text:p text:style-name="P171"><text:span text:style-name="T20">Madre Teresa de Calcut</text:span><text:span text:style-name="T22">á</text:span><text:span text:style-name="T8"> – que por sua beneficência aos pobres, ganhou o prêmio nobel da p</text:span><text:span text:style-name="T14">az</text:span><text:span text:style-name="T8"> de 1979 e é considerada a missionário do século XX</text:span></text:p>
        </text:list-item>
        <text:list-item>
          <text:p text:style-name="P171"><text:span text:style-name="Emphasis"><text:span text:style-name="T44">Desmond </text:span></text:span><text:span text:style-name="T20">Thomas </text:span><text:span text:style-name="Emphasis"><text:span text:style-name="T44">Doss</text:span></text:span><text:span text:style-name="T1"> <text:s/>- </text:span><text:span text:style-name="T8">militar adventista que, sozinho, salvou 75 soldados na 2º guerra mundial</text:span></text:p>
        </text:list-item>
        <text:list-item>
          <text:p text:style-name="P171"><text:span text:style-name="T95">Oskar Schindler</text:span> – <text:span text:style-name="T134">um empresário alemão que salvo 1.200 judeus do holocausto</text:span></text:p>
        </text:list-item>
      </text:list>
      <text:list xml:id="list215902334896286" text:continue-list="list215902272133786" text:style-name="WWNum5">
        <text:list-item>
          <text:p text:style-name="P131"><text:span text:style-name="T238">[</text:span>LIXEIRA<text:span text:style-name="T238">]</text:span></text:p>
        </text:list-item>
        <text:list-item>
          <text:p text:style-name="P132">Está escrito que tudo isso é lixo, comparável a panos de sangue morto. O melhor da humanidade é lixo.</text:p>
        </text:list-item>
        <text:list-item>
          <text:p text:style-name="P132"><text:soft-page-break/>Então entenda, você vai se decepcionar com a igreja, com a comunidade cristã e com cada um dos irmão<text:span text:style-name="T268">s</text:span>. Pois todos, sem exceção, são lixo. Inúteis, como lemos em romanos.</text:p>
        </text:list-item>
        <text:list-item>
          <text:p text:style-name="P135">Isso é o ensinamento bíblico.</text:p>
        </text:list-item>
        <text:list-item>
          <text:p text:style-name="P132">Inevitavelmente:</text:p>
        </text:list-item>
      </text:list>
      <text:list text:style-name="L5">
        <text:list-item>
          <text:p text:style-name="P133">vão mentir para você</text:p>
        </text:list-item>
        <text:list-item>
          <text:p text:style-name="P133">vão falar mal de você</text:p>
        </text:list-item>
        <text:list-item>
          <text:p text:style-name="P134">vão fofocar e te difamar</text:p>
        </text:list-item>
        <text:list-item>
          <text:p text:style-name="P134">vão contrariar a verdade bíblica</text:p>
        </text:list-item>
        <text:list-item>
          <text:p text:style-name="P134">vão te ofender</text:p>
        </text:list-item>
        <text:list-item>
          <text:p text:style-name="P134">vão de agredir</text:p>
        </text:list-item>
        <text:list-item>
          <text:p text:style-name="P134">vão ser falsos e duas caras com você</text:p>
        </text:list-item>
        <text:list-item>
          <text:p text:style-name="P134">Vão te ignorar</text:p>
        </text:list-item>
        <text:list-item>
          <text:p text:style-name="P134">vão rir de você</text:p>
        </text:list-item>
        <text:list-item>
          <text:p text:style-name="P134">vão te desprezar</text:p>
        </text:list-item>
        <text:list-item>
          <text:p text:style-name="P172"><text:span text:style-name="T1">e </text:span><text:span text:style-name="T12">sem duvida</text:span><text:span text:style-name="T1"> coisas piores</text:span></text:p>
        </text:list-item>
      </text:list>
      <text:p text:style-name="P3"><text:tab/>Provavelmente eu serei um dos que farei uma destas coisas com você, eventualmente.</text:p>
      <text:p text:style-name="P30"><text:span text:style-name="T1"><text:tab/>Então, se você está aqui </text:span><text:span text:style-name="T20">apenas</text:span><text:span text:style-name="T1"> ENQUANTO isso não te acontece, faça um favor para si mesmo: </text:span><text:span text:style-name="T20">deixe de se enganar.</text:span><text:span text:style-name="T1"> Aqui, eu você </text:span><text:soft-page-break/><text:span text:style-name="T1">somos doentes!</text:span></text:p>
      <text:p text:style-name="P4"><text:tab/>O hospital é lugar para doentes.</text:p>
      <text:p text:style-name="P31"><text:span text:style-name="T1"><text:tab/>Não espere encontrar ninguém saudável aqui. E se </text:span><text:span text:style-name="T20">você</text:span><text:span text:style-name="T1"> se considera saudável, você está </text:span><text:span text:style-name="T20">no</text:span><text:span text:style-name="T1"> lugar errado.</text:span></text:p>
      <text:list text:continue-list="list215902334896286" text:style-name="WWNum5">
        <text:list-item>
          <text:list>
            <text:list-item>
              <text:list>
                <text:list-item>
                  <text:p text:style-name="P115"><text:span text:style-name="T31">Comunidades cristãs NÃO são lugares de pessoas resolvidas e acabadas […] são homens e mulheres literalmente ‘em obras’</text:span><text:span text:style-name="T32">. </text:span><text:span text:style-name="T45">Decepcionados com a igreja, 81 – </text:span><text:span text:style-name="T46">Ricardo Agreste</text:span></text:p>
                </text:list-item>
              </text:list>
            </text:list-item>
          </text:list>
          <text:p text:style-name="P173">Mas vai além disso. Muito além disso.</text:p>
          <text:p text:style-name="P138"><text:span text:style-name="T68">Mateus 13:25-26</text:span><text:span text:style-name="T5"> ²⁵ Mas enquanto todos dormiam, veio o seu </text:span><text:span text:style-name="T21">inimigo</text:span><text:span text:style-name="T5"> e semeou o joio no meio do trigo e se foi. ²</text:span></text:p>
        </text:list-item>
      </text:list>
      <text:p text:style-name="P33">Todos somos maus, todos nós somos ruins. </text:p>
      <text:p text:style-name="P99">Existem as más sementes: pessoas ruins que escolhem ser ruins.</text:p>
      <text:p text:style-name="P99">Existem as boas sementes: pessoas ruins que não querem ser ruins.</text:p>
      <text:p text:style-name="P99">Mas todos, no final, são igualmente ruins. </text:p>
      <text:p text:style-name="P32">A questão não é se a pessoa é boa ou ruim, pois todos são ruins. A questão é que APESAR de más, há alguns que são boas sementes.</text:p>
      <text:p text:style-name="egw">Ao mesmo tempo que o Senhor traz para a igreja os verdadeiramente convertidos, <text:soft-page-break/>Satanás traz para a sua comunhão pessoa não convertidas. <text:span text:style-name="T127">A Igreja Remanescente, 42</text:span></text:p>
      <text:p text:style-name="P32">Por isso tudo, você deve para<text:span text:style-name="T203">r</text:span> de esperar da igreja, dos irmão<text:span text:style-name="T261">s</text:span>, e de qualquer um, o que quer que seja.</text:p>
      <text:p text:style-name="P112"><text:span text:style-name="T260">Agora, nunca se esqueça, a diferença entre boas ou más sementes: NÃO são se trata de serem pessoas boas ou más, pois todas são, m</text:span><text:span text:style-name="T261">a</text:span><text:span text:style-name="T260">s </text:span><text:span text:style-name="T261">as más </text:span><text:span text:style-name="T239">querem continuar como estão.</text:span></text:p>
      <text:p text:style-name="P92">Você e eu somos maus. </text:p>
      <text:p text:style-name="P204">Não há justo e ponto!</text:p>
      <text:p text:style-name="P205"><text:span text:style-name="T203">A</text:span>í surge o primeiro ponto, que converge. <text:span text:style-name="T203">É u</text:span>m problema que temos dificuldade de resolver e conciliar.</text:p>
      <text:list text:continue-numbering="true" text:style-name="WWNum5">
        <text:list-item>
          <text:list>
            <text:list-item>
              <text:list>
                <text:list-item>
                  <text:p text:style-name="P116"><text:span text:style-name="T106">...ser cristão é </text:span><text:span text:style-name="T114">difícil</text:span><text:span text:style-name="T106"> e estar na igreja é uma tarefa para poucos. </text:span><text:span text:style-name="T128">Decepcionados com a igreja, 81</text:span></text:p>
                </text:list-item>
              </text:list>
            </text:list-item>
          </text:list>
        </text:list-item>
      </text:list>
      <text:p text:style-name="P78"><text:span text:style-name="T95">PARENTESES</text:span></text:p>
      <text:list text:continue-numbering="true" text:style-name="WWNum5">
        <text:list-header>
          <text:p text:style-name="P139"><text:span text:style-name="T79">Romanos 6:23</text:span><text:span text:style-name="T5"> ²³ Pois o salário do pecado é a morte, mas o dom gratuito de Deus é a vida eterna em Cristo Jesus, nosso Senhor. </text:span></text:p>
        </text:list-header>
      </text:list>
      <text:p text:style-name="P78">Jesus pagou o salário do pecado!</text:p>
      <text:p text:style-name="P78">Ele salvou você, de ter que pagar o salário do pecado, <text:span text:style-name="T194">ou seja, Jesus salvou você da morte!</text:span></text:p>
      <text:p text:style-name="P78"><text:soft-page-break/>Você não tem que fazer nada, nadinha, para pagar o salário do pecado.</text:p>
      <text:p text:style-name="P80">O que você <text:span text:style-name="T95">teria</text:span> que fazer era <text:span text:style-name="T95">morrer </text:span><text:span text:style-name="T247">eternamente</text:span>, mas <text:span text:style-name="T268">J</text:span>esus veio, e fez isso no seu lugar, e <text:span text:style-name="T204">se deu </text:span>100% de graça!</text:p>
      <text:p text:style-name="P78">Por causa de Jesus, você <text:span text:style-name="T269">NÃO</text:span> <text:span text:style-name="T95">tem</text:span> que morrer!</text:p>
      <text:p text:style-name="P81">Ou seja, para pagar o preço do pecado, você não tem que fazer nada. <text:span text:style-name="T195">Mas </text:span><text:span text:style-name="T205">é apenas para isso</text:span><text:span text:style-name="T195">: pagar o preço do pecado!</text:span></text:p>
      <text:p text:style-name="P81"><text:span text:style-name="T196">I</text:span><text:span text:style-name="T193">sso não significa que você não tem </text:span><text:span text:style-name="T196">algo a</text:span><text:span text:style-name="T193">fazer!</text:span></text:p>
      <text:p text:style-name="P82">Percebe?</text:p>
      <text:p text:style-name="P84">TRANSFORMAI-VOS</text:p>
      <text:list text:continue-numbering="true" text:style-name="WWNum5">
        <text:list-header>
          <text:p text:style-name="P140"><text:span text:style-name="T79">Romanos 12:2</text:span><text:span text:style-name="T5"> ² E não vos conformeis com este século, mas </text:span><text:span text:style-name="T21">transformai-vos</text:span><text:span text:style-name="T5"> pela renovação da vossa </text:span><text:span text:style-name="T21">mente</text:span><text:span text:style-name="T5">, para que experimenteis qual seja a boa, agradável e perfeita vontade de Deus. </text:span></text:p>
        </text:list-header>
      </text:list>
      <text:p text:style-name="P79">Qual é o sujeito do “transformai-vos”?</text:p>
      <text:p text:style-name="P79">O “sujeito” <text:span text:style-name="T198">nesta frase, são o</text:span>s irmãos de Romanos.</text:p>
      <text:p text:style-name="P79">Eles, <text:span text:style-name="T198">os cristão,</text:span> deve<text:span text:style-name="T270">m</text:span> <text:span text:style-name="T198">SE</text:span> transforma<text:span text:style-name="T198">r</text:span>. <text:span text:style-name="T198">É isso que está escrito.</text:span></text:p>
      <text:p text:style-name="P83"><text:span text:style-name="T193">Neste texto, está claro e explícito que a transformação </text:span><text:span text:style-name="T199">é algo que o próprio homem deve fazer por si mesmo.</text:span></text:p>
      <text:p text:style-name="P79"><text:soft-page-break/>Você pode achar isso absurdo, <text:span text:style-name="T199">mas está escrito com todas as letras.</text:span></text:p>
      <text:p text:style-name="P79">Você é quem deve <text:span text:style-name="T205">SE</text:span> transformar! É sua responsabilidade.</text:p>
      <text:p text:style-name="P79">E como <text:span text:style-name="T200">devemos</text:span> fazer isso? “Renovando a mente”.</text:p>
      <text:p text:style-name="P20">OPERAI EM VÓS</text:p>
      <text:list text:continue-numbering="true" text:style-name="WWNum5">
        <text:list-header>
          <text:p text:style-name="P140"><text:span text:style-name="T59">Filipenses 2:12</text:span><text:span text:style-name="T5"> ¹² Assim, pois, amados meus, como sempre obedecestes, não só na minha presença, porém, muito mais agora, na minha ausência, </text:span><text:span text:style-name="T21">desenvolvei</text:span><text:span text:style-name="T5"> a vossa salvação com temor e tremor; <text:s/></text:span></text:p>
        </text:list-header>
      </text:list>
      <text:p text:style-name="P84">Quem é o sujeito do termo “desenvolvei a vossa salvação” nesta frase? O próprio cristão. </text:p>
      <text:p text:style-name="P84">Este texto não diz que é Deus que deve operar ou desenvolver a nossa salvação, mas <text:span text:style-name="T271">o próprio homem deve fazer isso</text:span>.</text:p>
      <text:p text:style-name="P84">Quem opera, ou desenvolve a salvação, somos nós mesmo.</text:p>
      <text:p text:style-name="P207">Mas como pode isso? Não foi Jesus que nos salvou? <text:span text:style-name="T205">C</text:span>laro que foi!</text:p>
      <text:p text:style-name="P207"><text:span text:style-name="T272">Não há discussão sobre isso!</text:span></text:p>
      <text:p text:style-name="P84">Mas a salvação não é APENAS pelo pagamento do pecado. Como assim?</text:p>
      <text:list text:continue-numbering="true" text:style-name="WWNum5">
        <text:list-header>
          <text:p text:style-name="P140"><text:span text:style-name="T59">Hebreus 12:</text:span><text:span text:style-name="T61">1</text:span><text:span text:style-name="T59">4</text:span><text:span text:style-name="T5"> Segui a paz com todos, e a </text:span><text:soft-page-break/><text:span text:style-name="T21">santificação</text:span><text:span text:style-name="T5">, sem a qual ninguém verá o Senhor;</text:span></text:p>
        </text:list-header>
      </text:list>
      <text:p text:style-name="P59">Ninguém será salvo sem santificação!</text:p>
      <text:p text:style-name="P60">Então, você precisa ter seus pecados pagos e isso vem 100% de Deus.</text:p>
      <text:p text:style-name="P60"><text:span text:style-name="T206">M</text:span>as também precisa ser santo, e isso é sua responsabilidade.</text:p>
      <text:p text:style-name="P63">Mas aí como explicar <text:span text:style-name="T273">o verso anterior</text:span>?</text:p>
      <text:list xml:id="list215901656229282" text:continue-numbering="true" text:style-name="WWNum5">
        <text:list-header>
          <text:p text:style-name="P141"><text:span text:style-name="T60">Filipenses 2:13</text:span><text:span text:style-name="T24"> </text:span><text:span text:style-name="T21">porque</text:span><text:span text:style-name="T24"> Deus é o que opera em vós tanto o querer como o efetuar, segundo a sua boa vontade. </text:span></text:p>
        </text:list-header>
      </text:list>
      <text:p text:style-name="P26">LIMPAS A CASA <text:span text:style-name="T116">[SLIDE]</text:span></text:p>
      <text:p text:style-name="P61">Imagine que precise <text:span text:style-name="T240">vá </text:span>limpar a sua casa.</text:p>
      <text:p text:style-name="P61">Somente Deus é capaz de te habilitar e capacitar para esta tarefa.</text:p>
      <text:p text:style-name="P62">Você precisa ter:</text:p>
      <text:list text:style-name="L6">
        <text:list-item>
          <text:p text:style-name="P175">energia,</text:p>
        </text:list-item>
        <text:list-item>
          <text:p text:style-name="P175">disposição, </text:p>
        </text:list-item>
        <text:list-item>
          <text:p text:style-name="P175">condições físicas como movimento e tato.</text:p>
        </text:list-item>
        <text:list-item>
          <text:p text:style-name="P175">precisa de alimento;</text:p>
        </text:list-item>
        <text:list-item>
          <text:p text:style-name="P174"><text:span text:style-name="T117">capacidade </text:span><text:span text:style-name="T119">intelectual mínima </text:span><text:span text:style-name="T118">para executar estas tarefas;</text:span></text:p>
        </text:list-item>
        <text:list-item>
          <text:p text:style-name="P174"><text:soft-page-break/><text:span text:style-name="T119">ser convencido de que limpeza é boa</text:span><text:span text:style-name="T118">;</text:span></text:p>
        </text:list-item>
        <text:list-item>
          <text:p text:style-name="P184"><text:span text:style-name="T118">s</text:span><text:span text:style-name="T116">entir a necessidade de limpeza;</text:span></text:p>
        </text:list-item>
        <text:list-item>
          <text:p text:style-name="P177">E muito mais coisas</text:p>
        </text:list-item>
      </text:list>
      <text:p text:style-name="P61">Somente Deus pode <text:span text:style-name="T202">fazer</text:span> todas as estas coisas.</text:p>
      <text:p text:style-name="P61">Ou seja, <text:span text:style-name="T95">sem </text:span><text:span text:style-name="T99">D</text:span><text:span text:style-name="T95">eus é impossível limpar a Casa!</text:span></text:p>
      <text:p text:style-name="P61">Mas quem limpa a casa, de fato, é você.</text:p>
      <text:p text:style-name="P61">Percebe? Deus é quem atua em nós para limpar a casa, mas, ainda assim, Ele não vai pegar a vassouro e <text:span text:style-name="T241">o</text:span> pano e esfregar o chão <text:span text:style-name="T242">da sua casa</text:span>. Quem faz isso é você!</text:p>
      <text:p text:style-name="P181">Você não sem em si mesmo, capacidade alguma para limpar sua própria casa!</text:p>
      <text:p text:style-name="P64">Assim, é ELE quem opera em nos o querer e o efetuar a santificação, mas quem tem que santificar somos nós <text:span text:style-name="T207">mesmos</text:span>!</text:p>
      <text:p text:style-name="P65">A bíblia apresenta de forma muito clara o plano da salvação como um processo composto por 3 etapas: 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87">1</text:p>
          </table:table-cell>
          <table:table-cell table:style-name="Tabela1.A1" office:value-type="string">
            <text:p text:style-name="P87">2</text:p>
          </table:table-cell>
          <table:table-cell table:style-name="Tabela1.A1" office:value-type="string">
            <text:p text:style-name="P87">3</text:p>
          </table:table-cell>
        </table:table-row>
        <table:table-row>
          <table:table-cell table:style-name="Tabela1.A1" office:value-type="string">
            <text:p text:style-name="P85">F<text:span text:style-name="T208">o</text:span>mos salvos</text:p>
          </table:table-cell>
          <table:table-cell table:style-name="Tabela1.A1" office:value-type="string">
            <text:p text:style-name="P85">Somos Salvos</text:p>
          </table:table-cell>
          <table:table-cell table:style-name="Tabela1.A1" office:value-type="string">
            <text:p text:style-name="P85">Seremos Salvos</text:p>
          </table:table-cell>
        </table:table-row>
        <table:table-row>
          <table:table-cell table:style-name="Tabela1.A1" office:value-type="string">
            <text:p text:style-name="P85">Passado</text:p>
          </table:table-cell>
          <table:table-cell table:style-name="Tabela1.A1" office:value-type="string">
            <text:p text:style-name="P85">Presente</text:p>
          </table:table-cell>
          <table:table-cell table:style-name="Tabela1.A1" office:value-type="string">
            <text:p text:style-name="P85">Futuro</text:p>
          </table:table-cell>
        </table:table-row>
        <table:table-row>
          <table:table-cell table:style-name="Tabela1.A1" office:value-type="string">
            <text:p text:style-name="P89"><text:span text:style-name="T95">Justificados</text:span> </text:p>
          </table:table-cell>
          <table:table-cell table:style-name="Tabela1.A1" office:value-type="string">
            <text:p text:style-name="P85"><text:span text:style-name="T95">Santificação</text:span> </text:p>
          </table:table-cell>
          <table:table-cell table:style-name="Tabela1.A1" office:value-type="string">
            <text:p text:style-name="P21">Glorificação</text:p>
          </table:table-cell>
        </table:table-row>
        <table:table-row>
          <table:table-cell table:style-name="Tabela1.A1" office:value-type="string">
            <text:p text:style-name="P89"><text:span text:style-name="T210">Ocorre </text:span><text:soft-page-break/><text:span text:style-name="T210">u</text:span>nicamente por Cristo na cruz</text:p>
          </table:table-cell>
          <table:table-cell table:style-name="Tabela1.A1" office:value-type="string">
            <text:p text:style-name="P86"><text:span text:style-name="T210">Ocorre p</text:span>ela <text:soft-page-break/><text:span text:style-name="T210">nossa </text:span><text:span text:style-name="T95">transformação</text:span></text:p>
          </table:table-cell>
          <table:table-cell table:style-name="Tabela1.A1" office:value-type="string">
            <text:p text:style-name="P89"><text:span text:style-name="T210">Ocorre na </text:span><text:soft-page-break/>Segunda vinda</text:p>
          </table:table-cell>
        </table:table-row>
        <table:table-row>
          <table:table-cell table:style-name="Tabela1.A1" office:value-type="string">
            <text:p text:style-name="P88"><text:span text:style-name="T209">É </text:span>100% Deus</text:p>
          </table:table-cell>
          <table:table-cell table:style-name="Tabela1.A1" office:value-type="string">
            <text:p text:style-name="P88">Você e Deus</text:p>
          </table:table-cell>
          <table:table-cell table:style-name="Tabela1.A1" office:value-type="string">
            <text:p text:style-name="P88">100% Deus</text:p>
          </table:table-cell>
        </table:table-row>
      </table:table>
      <text:p text:style-name="egw"><text:span text:style-name="T37">A luta contra o próprio eu é a </text:span><text:span text:style-name="T40">maior</text:span><text:span text:style-name="T37"> batalha que já foi ferida. A renúncia de nosso eu, </text:span><text:span text:style-name="T40">sujeitando </text:span><text:span text:style-name="T42">tudo</text:span><text:span text:style-name="T40"> à vontade de Deus</text:span><text:span text:style-name="T37">, requer luta; mas a alma tem de submeter-se a Deus </text:span><text:span text:style-name="T42">antes</text:span><text:span text:style-name="T37"> que possa ser </text:span><text:span text:style-name="T40">renovada em </text:span><text:span text:style-name="T42">santidade</text:span><text:span text:style-name="T37">.</text:span><text:span text:style-name="T54">(Caminho a Cristo, pg43)</text:span></text:p>
      <text:p text:style-name="P28"/>
      <text:p text:style-name="P104"><text:span text:style-name="T36">… a força divina deve ser </text:span><text:span text:style-name="T41">combinada</text:span><text:span text:style-name="T36"> com o esforço humano. </text:span><text:span text:style-name="T55">(patriarcas e profetas, cap 26, p. 259)</text:span></text:p>
      <text:p text:style-name="P93"><text:span text:style-name="T122">Você não tem que fazer nada, para </text:span><text:span text:style-name="T125">se </text:span><text:span text:style-name="T122">justificado. </text:span><text:span text:style-name="T123">Nem p</text:span><text:span text:style-name="T122">ara ser </text:span><text:span text:style-name="T123">glorificado no futuro, pois</text:span><text:span text:style-name="T122"> Deus pagou totalmente pelo seu pecado, </text:span><text:span text:style-name="T123">mas</text:span></text:p>
      <text:list text:continue-list="list215901656229282" text:style-name="WWNum5">
        <text:list-item>
          <text:list>
            <text:list-item>
              <text:list>
                <text:list-item>
                  <text:p text:style-name="P117"><text:span text:style-name="T34">existe uma parte que não </text:span><text:span text:style-name="T35">depende Dele, e sim da minha </text:span><text:span text:style-name="T43">escolha</text:span><text:span text:style-name="T35">: lutar ou desistir; buscar a vitória ou esperar a derrota. </text:span><text:span text:style-name="T48">Decepcionados com a igreja, </text:span><text:span text:style-name="T49">100</text:span></text:p>
                </text:list-item>
              </text:list>
            </text:list-item>
          </text:list>
        </text:list-item>
      </text:list>
      <text:p text:style-name="P110"><text:span text:style-name="T122">Deus faz tudo na justificação e na glorificação, mas</text:span><text:span text:style-name="T124"> </text:span><text:span text:style-name="T122">na santificação, Ele opera em nós, mas como está escrito, somos eu e você que nos transformamos, que operamos em nós, a própria salvação.</text:span></text:p>
      <text:p text:style-name="P66"><text:soft-page-break/>A santificação, é a única etapa do processo de salvação, em que você tem uma pequenina <text:span text:style-name="T95">participação</text:span>.</text:p>
      <text:p text:style-name="P19">DIFÍCIL</text:p>
      <text:list xml:id="list215903508457199" text:continue-numbering="true" text:style-name="WWNum5">
        <text:list-item>
          <text:p text:style-name="P142"><text:span text:style-name="T69">Mateus 5:48</text:span><text:span text:style-name="T5"> Sede vós pois </text:span><text:span text:style-name="T21">perfeitos</text:span><text:span text:style-name="T5">, como é perfeito o vosso Pai que está nos céus.</text:span></text:p>
        </text:list-item>
      </text:list>
      <text:p text:style-name="P208"><text:span text:style-name="T113">Disclaimer</text:span><text:span text:style-name="T211">: “</text:span>Como Deus é perfeito em Sua esfera, assim deve o homem ser perfeito em sua esfera. O<text:span text:style-name="T211">”. </text:span><text:span text:style-name="T129">EGW. Meditação Maranata, o senhor logo vem, pg 462. Sete de Agosto</text:span></text:p>
      <text:p text:style-name="P35">Agora temos um problema, pois <text:span text:style-name="T135">isto são palavras do</text:span> próprio Cristo. <text:span text:style-name="T135">É ele que ordena</text:span> que sejamos perfeitos. </text:p>
      <text:p text:style-name="P76"><text:span text:style-name="T189">Perfeito, do latin </text:span><text:span text:style-name="T114">perfectum</text:span><text:span text:style-name="T115">m</text:span><text:span text:style-name="T189"> significa:</text:span></text:p>
      <text:list text:style-name="L7">
        <text:list-item>
          <text:p text:style-name="P185">completo ou concluído;</text:p>
        </text:list-item>
        <text:list-item>
          <text:p text:style-name="P185">Pronto - sem necessidade de melhoria</text:p>
        </text:list-item>
      </text:list>
      <text:p text:style-name="P91">Ser perfeito é não ter um único traço errado, por pequenino que seja. <text:span text:style-name="T212">Pois já está completamente pronto.</text:span></text:p>
      <text:p text:style-name="P77">E aí, você acha que consegue chegar ao nível de <text:span text:style-name="T213">NÃO </text:span>precisar melhorar <text:span text:style-name="T213">em nadinha</text:span>?</text:p>
      <text:p text:style-name="P100"><text:span text:style-name="T190">S</text:span>e você nunca parou para refletir no peso que a palavra perfeição tem, sugiro que o faça.</text:p>
      <text:p text:style-name="P27">UMA VIAGEM <text:span text:style-name="T126">(SLIDE)</text:span></text:p>
      <text:p text:style-name="P101"><text:soft-page-break/>Vamos fazer uma viagem bíblica para compreender, palidamente, o quanto o ideal divino para nós é surreal (impossível).</text:p>
      <text:p text:style-name="P34"><text:span text:style-name="T274">Como lemos, a</text:span><text:span text:style-name="T191"> bíblia apresenta que s</text:span><text:span text:style-name="T137">er perfeito é</text:span><text:span text:style-name="T135">, </text:span><text:span text:style-name="T245">literalmente</text:span><text:span text:style-name="T136">,</text:span><text:span text:style-name="T135"> </text:span><text:span text:style-name="T95">um </text:span><text:span text:style-name="T98">dos </text:span><text:span text:style-name="T95">mandamento</text:span><text:span text:style-name="T98">s</text:span>. <text:span text:style-name="T214">Mandamento, dado diretamente por Cristo.</text:span></text:p>
      <text:list xml:id="list215903595591194" text:continue-list="list215903508457199" text:style-name="WWNum5">
        <text:list-item>
          <text:p text:style-name="P143"><text:span text:style-name="T70">I João 2:4</text:span><text:span text:style-name="T5"> ⁴ Aquele que diz: "Eu o conheço", mas não obedece aos seus mandamentos, é mentiroso, e a verdade não está nele.</text:span></text:p>
        </text:list-item>
        <text:list-item>
          <text:p text:style-name="P144"><text:span text:style-name="T71">Efésios 2:10</text:span><text:span text:style-name="T5"> ¹⁰ Pois somos feitura dele, criados em Cristo Jesus </text:span><text:span text:style-name="T21">para</text:span><text:span text:style-name="T5"> boas obras, as quais Deus de antemão preparou para que andássemos nelas. </text:span></text:p>
          <text:p text:style-name="P145"><text:span text:style-name="T71">Efésios </text:span><text:span text:style-name="T72">5:1</text:span><text:span text:style-name="T13"> </text:span><text:span text:style-name="T5">¹ Sede, pois, </text:span><text:span text:style-name="T21">imitadores</text:span><text:span text:style-name="T5"> de Deus, como filhos amados; </text:span></text:p>
          <text:p text:style-name="P146"><text:span text:style-name="T81">S. João 15:5-6</text:span><text:span text:style-name="T5"> EU sou a videira, vós, os ramos. Quem </text:span><text:span text:style-name="T21">permanece</text:span><text:span text:style-name="T5"> em mim, e EU, nele, esse dá muito fruto... </text:span><text:span text:style-name="T50">6</text:span><text:span text:style-name="T5"> Se alguém NÃO </text:span><text:span text:style-name="T21">permanecer</text:span><text:span text:style-name="T5"> em mim, será lançado fora, à semelhança do ramo, e secará; e o apanham, lançam no fogo e o queimam.</text:span></text:p>
          <text:p text:style-name="P145"><text:span text:style-name="T89">NVI</text:span><text:span text:style-name="T82">. </text:span><text:span text:style-name="T72">I João 2:6</text:span><text:span text:style-name="T13"> </text:span><text:span text:style-name="T5">aquele que afirma que </text:span><text:span text:style-name="T21">permanece</text:span><text:span text:style-name="T5"> nele, deve andar como ele andou. </text:span></text:p>
          <text:p text:style-name="P147"><text:span text:style-name="T73">Filipenses 2:14-15</text:span><text:span text:style-name="T5"> ¹⁴ Fazei todas as coisas sem murmurações nem contendas; ¹⁵ Para </text:span><text:soft-page-break/><text:span text:style-name="T5">que sejais </text:span><text:span text:style-name="T30">irrepreensíveis</text:span><text:span text:style-name="T5"> e sinceros, filhos de Deus </text:span><text:span text:style-name="T21">inculpáveis</text:span><text:span text:style-name="T5">, no meio de uma geração corrompida e perversa, entre a qual resplandeceis como astros no mundo </text:span></text:p>
        </text:list-item>
      </text:list>
      <text:p text:style-name="P36">Verdeiros cristão:</text:p>
      <text:list text:style-name="L8">
        <text:list-item>
          <text:p text:style-name="P187">Guardam <text:span text:style-name="T275">S</text:span>eus mandamento</text:p>
        </text:list-item>
        <text:list-item>
          <text:p text:style-name="P187">Fazem boas Obras</text:p>
        </text:list-item>
        <text:list-item>
          <text:p text:style-name="P186"><text:span text:style-name="T139">I</text:span><text:span text:style-name="T138">mitam Cristo</text:span></text:p>
        </text:list-item>
        <text:list-item>
          <text:p text:style-name="P186"><text:span text:style-name="T138">Andam como </text:span><text:span text:style-name="T139">C</text:span><text:span text:style-name="T138">risto</text:span></text:p>
        </text:list-item>
        <text:list-item>
          <text:p text:style-name="P188"><text:span text:style-name="T140">D</text:span>ão bons frutos</text:p>
        </text:list-item>
        <text:list-item>
          <text:p text:style-name="P188"><text:span text:style-name="T140">S</text:span>ão <text:span text:style-name="T95">irrepreensíveis</text:span></text:p>
        </text:list-item>
        <text:list-item>
          <text:p text:style-name="P189">São inculpáveis</text:p>
        </text:list-item>
        <text:list-item>
          <text:p text:style-name="P188"><text:span text:style-name="T140">S</text:span>ão perfeitos</text:p>
        </text:list-item>
      </text:list>
      <text:p text:style-name="P12"><text:span text:style-name="T86">Hebreus 10:26-27</text:span><text:span text:style-name="T24"> Se continuarmos a pecar deliberadamente depois que recebemos o conhecimento da verdade, já NÃO resta sacrifício pelos pecados, </text:span><text:span text:style-name="T53">27</text:span><text:span text:style-name="T24"> mas tão-somente uma terrível expectativa de juízo e de fogo intenso que consumirá os inimigos de Deus.</text:span></text:p>
      <text:p text:style-name="P37">Agora se você não entendeu o quanto é <text:span text:style-name="T95">pesado</text:span> ser cristão, provavelmente você não é Cristão.</text:p>
      <text:p text:style-name="P37">Acho incrível como alguns falam que ser cristão é bom, e de fato é, mas não <text:span text:style-name="T192">com o sentido </text:span><text:span text:style-name="T197">que</text:span><text:span text:style-name="T192"> </text:span>fazem parecer. </text:p>
      <text:list xml:id="list215901684211064" text:continue-list="list215903595591194" text:style-name="WWNum5">
        <text:list-header>
          <text:p text:style-name="P148"><text:soft-page-break/><text:span text:style-name="T74">Lucas 5:2</text:span><text:span text:style-name="T83">3</text:span><text:span text:style-name="T5"> ²³ E </text:span><text:span text:style-name="T3">dizia</text:span><text:span text:style-name="T5"> a todos: Se alguém quer vir após mim, </text:span><text:span text:style-name="T21">negue-se</text:span><text:span text:style-name="T5"> a si mesmo, e tome cada dia a </text:span><text:span text:style-name="T21">sua cruz</text:span><text:span text:style-name="T5">, e siga-me. </text:span></text:p>
        </text:list-header>
      </text:list>
      <text:p text:style-name="P39">Um verdadeiro Cristão nega a s<text:span text:style-name="T248">i</text:span> mesmo, e carrega a sua Cruz. </text:p>
      <text:p text:style-name="P39"><text:span text:style-name="T192">Negar a si mesmo e carregar a crua </text:span><text:span text:style-name="T215">NÃO</text:span><text:span text:style-name="T192"> é algo gostoso! Como alguém pode dizer que é bom </text:span><text:span text:style-name="T276">e satisfatório, ou prazeroso </text:span><text:span text:style-name="T192">ser cristão?!</text:span></text:p>
      <text:p text:style-name="P102">Quer um exemplo prático de disso?</text:p>
      <text:p text:style-name="P11"><text:span text:style-name="T85">Lucas 3:11</text:span><text:span text:style-name="T5"> João respondia: "Quem tem duas túnicas reparta-as com quem não tem nenhuma; e quem tem comida faça o mesmo".</text:span></text:p>
      <text:p text:style-name="P102">Isso <text:s/>é literal. Se você tem mais do que um, dê ao próximo.</text:p>
      <text:p text:style-name="P102">Está escrito com todas as letras. Não faz parte de uma parábola.</text:p>
      <text:p text:style-name="P102">É um mandamento bíblico. Expresso sem qualquer jogo de palavras <text:span text:style-name="T251">ou alegorias</text:span><text:span text:style-name="T250">.</text:span></text:p>
      <text:p text:style-name="P102">Eu não posso aceitar <text:span text:style-name="T95">apenas</text:span> o que me convém e <text:span text:style-name="T95">relativizar</text:span> o que <text:span text:style-name="T252">N</text:span><text:span text:style-name="T253">ÃO</text:span> me convém.</text:p>
      <text:p text:style-name="P102">Isso é um mandamento.</text:p>
      <text:p text:style-name="P102">Eu não sei você, mas eu tenho mais de duas bermudas. Mais de duas camisetas e mais de <text:soft-page-break/>dois tênis, mas não estou disposto a doar para ninguém.</text:p>
      <text:p text:style-name="P41"><text:span text:style-name="T249">Muitos não compreender a magnitude do ideal divino</text:span>.</text:p>
      <text:p text:style-name="P103">O ideal divino para mim e você está muito <text:span text:style-name="T95">acima</text:span> do que <text:span text:style-name="T244">sequer</text:span> <text:span text:style-name="T95">imaginamos</text:span>.</text:p>
      <text:p text:style-name="P41"><text:span text:style-name="T254">Muitos d</text:span>izem: eu enfrento dificuldades e carrego minha cruz:</text:p>
      <text:list text:style-name="L9">
        <text:list-item>
          <text:p text:style-name="P190">tenho depressão, </text:p>
        </text:list-item>
        <text:list-item>
          <text:p text:style-name="P209">doenças</text:p>
        </text:list-item>
        <text:list-item>
          <text:p text:style-name="P190">stress, </text:p>
        </text:list-item>
        <text:list-item>
          <text:p text:style-name="P190">dificuldade para arranjar trabalho</text:p>
        </text:list-item>
        <text:list-item>
          <text:p text:style-name="P190">pessoas me agridem </text:p>
        </text:list-item>
        <text:list-item>
          <text:p text:style-name="P190">me ofendem</text:p>
        </text:list-item>
        <text:list-item>
          <text:p text:style-name="P190">sou perseguido</text:p>
        </text:list-item>
      </text:list>
      <text:p text:style-name="P37">Mas não é isso que é ser Cristão.</text:p>
      <text:p text:style-name="P40">Esta não é a cruz que devemos carregar, porque esse<text:span text:style-name="T215">s</text:span> problema, embora reais, pertencem a todos, salvos <text:span text:style-name="T215">ou perdidos.</text:span></text:p>
      <text:p text:style-name="P95">Esse problemas atingem a todos, não apenas cristão.</text:p>
      <text:p text:style-name="P37">Essas coisas não são a cruz do cristão.</text:p>
      <text:list text:continue-list="list215901684211064" text:style-name="WWNum5">
        <text:list-item>
          <text:list>
            <text:list-header>
              <text:p text:style-name="P149"><text:soft-page-break/><text:span text:style-name="T77">Mateus 7:13-14</text:span><text:span text:style-name="T24"> ¹³ Entrai pela porta estreita; porque larga é a porta, e espaçoso o caminho que conduz à perdição, e muitos são os que entram por ela; ¹⁴ E porque estreita é a porta, e apertado o caminho que leva à vida, e poucos há que a encontrem. </text:span></text:p>
            </text:list-header>
          </text:list>
        </text:list-item>
      </text:list>
      <text:p text:style-name="P52">Ser cristão, é andar pelo caminho estreito, <text:span text:style-name="T215">e</text:span> andar por este caminho é <text:span text:style-name="T95">difícil</text:span>. <text:span text:style-name="T215">Por isso, quase ninguém vai por ele.</text:span></text:p>
      <text:p text:style-name="P53">Se não está sendo <text:span text:style-name="T150">MAIS </text:span>difícil para você, <text:span text:style-name="T215">do que para a maioria, </text:span>tem algo errado com você!</text:p>
      <text:p text:style-name="P40">Se <text:span text:style-name="T149">as dificuldades</text:span> que você enfrenta na sua vida não <text:span text:style-name="T150">são </text:span>diferente<text:span text:style-name="T150">s</text:span> <text:span text:style-name="T149">e bem maior</text:span><text:span text:style-name="T150">es</text:span><text:span text:style-name="T149"> que</text:span> <text:span text:style-name="T149">as dificuldades</text:span> daqueles que não são cristãos, então você NÃO <text:span text:style-name="T150">está andando no caminho estreito</text:span>. </text:p>
      <text:p text:style-name="P40"><text:span text:style-name="T149">Você está andando no </text:span><text:span text:style-name="T104">mesmo</text:span><text:span text:style-name="T149"> caminho deles </text:span><text:span text:style-name="T215">e enfrentando as </text:span><text:span text:style-name="T103">mesmas</text:span><text:span text:style-name="T215"> dificuldades que eles.</text:span></text:p>
      <text:p text:style-name="P38">Todos tem fardos. E o fardo de <text:span text:style-name="T150">C</text:span>risto <text:span text:style-name="T150">realmente </text:span>é leve, <text:span text:style-name="T216">como está escrito.</text:span> <text:span text:style-name="T150">M</text:span>as ele é leve em comparação com o fardo que <text:span text:style-name="T95">deveríamos</text:span> carregar: a <text:span text:style-name="T95">morte eterna</text:span>.</text:p>
      <text:p text:style-name="P73">O que eu quero dizer é que, se você é cristão, andará pelo caminho estreito, logo, seu fardo é muito mais pesado e <text:span text:style-name="T116">diferente</text:span> do fardo daqueles estão no caminho largo.</text:p>
      <text:p text:style-name="P73">Pare <text:span text:style-name="T216">de</text:span> usar esses sofrimento<text:span text:style-name="T216">s</text:span> que recaem sobre todos, como justificativa <text:span text:style-name="T216">ou como um sinal</text:span>!</text:p>
      <text:p text:style-name="P37"><text:soft-page-break/>É como acabamos de ler “<text:span text:style-name="T95">negar-se”</text:span><text:span text:style-name="T116">.</text:span></text:p>
      <text:list xml:id="list215902932381418" text:continue-numbering="true" text:style-name="WWNum5">
        <text:list-header>
          <text:p text:style-name="P150"><text:span text:style-name="T75">Filipenses 3:7</text:span><text:span text:style-name="T5"> ²³ ⁷ Mas o que para mim era lucro, passei a considerar </text:span><text:span text:style-name="T21">perda</text:span><text:span text:style-name="T5">, por causa de Cristo. </text:span></text:p>
        </text:list-header>
      </text:list>
      <text:p text:style-name="P42">O verdadeiro cristão, nega-se a si mesmo, e tudo que antes era visto como vantagem agora é considerado <text:span text:style-name="T95">desprezível</text:span>;</text:p>
      <text:list text:style-name="L10">
        <text:list-item>
          <text:p text:style-name="P191">Faculdade</text:p>
        </text:list-item>
        <text:list-item>
          <text:p text:style-name="P191">Laser</text:p>
        </text:list-item>
        <text:list-item>
          <text:p text:style-name="P191">Entretenimento</text:p>
        </text:list-item>
        <text:list-item>
          <text:p text:style-name="P191">Bens</text:p>
        </text:list-item>
        <text:list-item>
          <text:p text:style-name="P191">Posses</text:p>
        </text:list-item>
        <text:list-item>
          <text:p text:style-name="P191">Sucesso profissional</text:p>
        </text:list-item>
        <text:list-item>
          <text:p text:style-name="P191">Casamento</text:p>
        </text:list-item>
      </text:list>
      <text:p text:style-name="P42">Você não achará na bíblia nem <text:span text:style-name="T217">no espírito de profecia, </text:span>qualquer condenação a estas coisas, porque elas <text:span text:style-name="T151">NÃO </text:span>são pecados.</text:p>
      <text:p text:style-name="P42">Porém, um verdadeiro cristão, não as deseja mais. As considera perda!</text:p>
      <text:p text:style-name="P42">O mundo, e todas as coisas, mesmo as boas, como estas que afirmei, são perdas para o cristão.</text:p>
      <text:p text:style-name="P42">Você está disposto a abandonar a busca pela:</text:p>
      <text:list text:style-name="L11">
        <text:list-item>
          <text:p text:style-name="P192"><text:soft-page-break/>Faculdade?</text:p>
        </text:list-item>
        <text:list-item>
          <text:p text:style-name="P192">Pelo sucesso profissional;</text:p>
        </text:list-item>
        <text:list-item>
          <text:p text:style-name="P194"><text:span text:style-name="T218">P</text:span>or uma boa condição financeira?</text:p>
        </text:list-item>
      </text:list>
      <text:p text:style-name="P74">Reforço, estas coisas não são percados.</text:p>
      <text:p text:style-name="P43"><text:span text:style-name="T152">Mas u</text:span>m verdadeiro cristão não vê mais graça, <text:span text:style-name="T152">satisfação</text:span> ou alegria no mundo, e nas coisas do mundo. <text:span text:style-name="T153">A alegria do cristão </text:span><text:span text:style-name="T218">é </text:span><text:span text:style-name="T96">APENAS em Cristo</text:span><text:span text:style-name="T153">!</text:span></text:p>
      <text:p text:style-name="P111"><text:span text:style-name="T258">Isso é tão verdade, que Paulo disse algo, que se eu </text:span><text:span text:style-name="T154">ou </text:span><text:span text:style-name="T258">você disséssemos hoje, a um psicólogo, provavelmente seriamos taxados com alguma doença.</text:span></text:p>
      <text:list text:continue-list="list215902932381418" text:style-name="WWNum5">
        <text:list-item>
          <text:list>
            <text:list-header>
              <text:p text:style-name="P150"><text:span text:style-name="T75">Filipenses 1:21</text:span><text:span text:style-name="T5"> ²¹ porque para mim o viver é Cristo e o morrer é lucro. </text:span></text:p>
            </text:list-header>
          </text:list>
        </text:list-item>
      </text:list>
      <text:p text:style-name="P42"><text:span text:style-name="T219">Perc</text:span><text:span text:style-name="T243">e</text:span><text:span text:style-name="T219">b</text:span><text:span text:style-name="T243">a</text:span><text:span text:style-name="T219"> </text:span>como o que está escrito é extremamente radical e sério.</text:p>
      <text:p text:style-name="P14">Morrer é lucro! <text:span text:style-name="T120">Está escrito com todas as letras.</text:span></text:p>
      <text:p text:style-name="P42">Você é capaz de afirmar isso? <text:span text:style-name="T155">Você consegue?</text:span></text:p>
      <text:p text:style-name="P193">O que é lucro? É algo vantajoso, algo que se deseja. <text:span text:style-name="T156">Algo que você quer, </text:span><text:span text:style-name="T219">algo que você busca.</text:span><text:span text:style-name="T156">. </text:span></text:p>
      <text:p text:style-name="P193">Todo mundo quer lucro.</text:p>
      <text:p text:style-name="P42">Você está pronto para dizer que <text:span text:style-name="T278">é vantajoso morrer</text:span>?</text:p>
      <text:p text:style-name="P42"><text:soft-page-break/>Paulo afirma, que a morte é uma vantagem, mas enquanto <text:span text:style-name="T157">a morte</text:span> não chega, ele vive <text:span text:style-name="T158">C</text:span>risto.</text:p>
      <text:p text:style-name="P15">Isso é cristianismo!</text:p>
      <text:p text:style-name="P42">Considerar <text:span text:style-name="T159">tudo</text:span> <text:span text:style-name="T159">como </text:span>perd<text:span text:style-name="T159">a</text:span>, abnega<text:span text:style-name="T220">r</text:span>-se e abandonar o mundo <text:span text:style-name="T95">tão completamente</text:span>, que mesmo aquilo que não é pecado, já não tem mais graça para você.</text:p>
      <text:p text:style-name="P42">Ser cristão é estar tão próximo de <text:span text:style-name="T160">C</text:span>risto, que você vai focar e viver por <text:span text:style-name="T161">ELE</text:span>, abandonando sonhos e projetos, <text:span text:style-name="T162">g</text:span>ostos e vontades. <text:span text:style-name="T162">Não por serem pecados, mas porque a única coisa que te importa é Cristo.</text:span></text:p>
      <text:p text:style-name="P42"><text:span text:style-name="T163">Para o crist</text:span><text:span text:style-name="T221">ão</text:span><text:span text:style-name="T163">, o que importa </text:span>é <text:span text:style-name="T163">C</text:span>risto.</text:p>
      <text:p text:style-name="P42">A tal ponto, que, você não quer mais vi<text:span text:style-name="T164">v</text:span>er neste mundo, <text:span text:style-name="T95">no estado atual de coisas</text:span>. Você quer Cristo.</text:p>
      <text:p text:style-name="P42">Como para o cristão a morte é um sono, <text:span text:style-name="T165">então </text:span>morrer é lucro. Pois com a morte, vem Cristo!</text:p>
      <text:list text:continue-numbering="true" text:style-name="WWNum5">
        <text:list-item>
          <text:list>
            <text:list-header>
              <text:p text:style-name="P150"><text:span text:style-name="T76">Apocalipse 14:13</text:span><text:span text:style-name="T5"> ¹³ Então ouvi uma voz do céu dizendo: "Escreva: </text:span><text:span text:style-name="T21">Felizes</text:span><text:span text:style-name="T5"> os mortos que morrem no Senhor de agora em diante". Diz o Espírito: "Sim, eles descansarão das suas fadigas, pois as suas obras os seguirão"</text:span></text:p>
            </text:list-header>
          </text:list>
        </text:list-item>
      </text:list>
      <text:p text:style-name="P44"><text:span text:style-name="T95">Feliz</text:span> é quem morre em Cristo! Eu sei que estas palavras chocam. Eu sei que isto assusta! Mas está escrito! Não sou eu dizendo.</text:p>
      <text:p text:style-name="P44"><text:soft-page-break/>E isso não tem nada a ver com <text:span text:style-name="T95">suicídio</text:span>! Não entendam mal! Não estou dizendo isso, nem defendendo qualquer coisa assim.</text:p>
      <text:p text:style-name="P44">Estou apenas dizendo o que a bíblia afirma: para o verdadeiro cristão o mundo é <text:span text:style-name="T95">infeliz e pálido</text:span>. <text:span text:style-name="T221">Como se tudo fosse da cor cinza.</text:span></text:p>
      <text:p text:style-name="P44">Se você ainda tem prazeres, go<text:span text:style-name="T279">s</text:span>tos, vontades e desejos neste mundo, se você ainda <text:span text:style-name="T166">vê</text:span> felicidade <text:span text:style-name="T166">em viver esta vida neste </text:span>mundo, então, você não é verdadeiramente cristão.</text:p>
      <text:p text:style-name="P44">Se você não vê a morte como lucro, ou seja, uma vantagem: então você não é cristão.</text:p>
      <text:p text:style-name="P45">E reforço, isso <text:span text:style-name="T221">NÃO</text:span> tem relação com suicídio.</text:p>
      <text:p text:style-name="P45"><text:span text:style-name="T95">Suicídio é pecado! </text:span><text:span text:style-name="T121">E ponto!</text:span></text:p>
      <text:p text:style-name="P22">Ver na morte, lucro, <text:span text:style-name="T167">NÃO</text:span> é o mesmo que ver nela esperança. O suicida vê na mort<text:span text:style-name="T145">e</text:span> a esperança para <text:span text:style-name="T280">acabar com </text:span>seu sofrimento. </text:p>
      <text:p text:style-name="P23">O suicida vê na morte uma forma de escape.</text:p>
      <text:p text:style-name="P16">Ver lucro na morte, <text:span text:style-name="T168">NÃO</text:span> é <text:span text:style-name="T221">querer escapar</text:span>.</text:p>
      <text:p text:style-name="P46">Isto tem a ver com <text:span text:style-name="T95">mentalidade</text:span>. Qual é a sua mentalidade?</text:p>
      <text:p text:style-name="P47">Muitos de nós, nos prendemos ao fato de <text:span text:style-name="T146">que </text:span><text:span text:style-name="T222">muitas </text:span>coisas não <text:span text:style-name="T222">são</text:span> pecados, e por isso, nos <text:span text:style-name="T281">agarramos</text:span> a elas<text:span text:style-name="T222"> </text:span>Mas o verdadeiro cristão abandona o mundo e tudo o que há <text:span text:style-name="T223">N</text:span><text:span text:style-name="T148">ele.</text:span></text:p>
      <text:p text:style-name="P47"><text:soft-page-break/><text:span text:style-name="T223">É</text:span><text:span text:style-name="T222"> </text:span><text:span text:style-name="T223">em Cristo que o cristão se agarra</text:span><text:span text:style-name="T222">.</text:span></text:p>
      <text:list text:continue-numbering="true" text:style-name="WWNum5">
        <text:list-item>
          <text:list>
            <text:list-header>
              <text:p text:style-name="P151"><text:span text:style-name="T80">Gênesis 5:24</text:span><text:span text:style-name="T24"> E andou Enoque com Deus; e não apareceu mais, porquanto Deus para si o tomou</text:span></text:p>
            </text:list-header>
          </text:list>
        </text:list-item>
      </text:list>
      <text:p text:style-name="P17">SUA VID<text:span text:style-name="T201">A</text:span></text:p>
      <text:p text:style-name="P46">Agora você percebe porque é a frase <text:span text:style-name="T169">inicial</text:span> diz que é difícil ser cristão?</text:p>
      <text:p text:style-name="P46">Ser cristão é ser perfeito, irrepreensível, abnegado, <text:span text:style-name="T170">é dar frutos e ter boas obras. É não pecar! É l</text:span>argar todas as coisas <text:span text:style-name="T170">do </text:span>mundo para viver Cristo.</text:p>
      <text:p text:style-name="P17">PERGUNTAS:</text:p>
      <text:p text:style-name="P55"><text:span text:style-name="T173">1) </text:span>Há quanto tempo você está na igreja?</text:p>
      <text:p text:style-name="P55"><text:span text:style-name="T173">2) </text:span>A quanto tempo você comete o mesmo pecado?</text:p>
      <text:p text:style-name="P55"><text:span text:style-name="T173">3) </text:span>Quantos sermões você já ouviu e quanto apelos você aceitou, e continua levando a vida do mesmo jeito?</text:p>
      <text:p text:style-name="P55"><text:span text:style-name="T173">4) </text:span>Comer carne não é pecado. Mas o verdadeiro cristão quer <text:s/><text:span text:style-name="T95">ouvir</text:span> a voz de Deus <text:span text:style-name="T224">de forma clara,</text:span> e para isso ele precisa ter a <text:span text:style-name="T95">mente complemente limpa</text:span>. E você sabe que, me<text:span text:style-name="T224">sm</text:span>o não sendo pecado a carne obstrui a comunicação entre <text:span text:style-name="T224">D</text:span>eus e você. Há quanto tempo você <text:span text:style-name="T224">sabe disso, e continua se agarrando a este prazer não pecaminoso</text:span>?</text:p>
      <text:p text:style-name="P55"><text:soft-page-break/><text:span text:style-name="T173">5) </text:span>A quanto tempo você está do mesmo jeito?</text:p>
      <text:p text:style-name="P55">Você aceitou a cristo e largou a carne de porco e começou a guardar o sábado. Isso já faz quanto tempo? E você continua igualzinho?</text:p>
      <text:p text:style-name="P55">Percebe?</text:p>
      <text:p text:style-name="P56">Se não tem sido difícil ser cristão para você, você não é cristão.</text:p>
      <text:p text:style-name="P57">Se você não tem tido que se <text:span text:style-name="T95">esforçar</text:span> para largar coisas você não é cristão.</text:p>
      <text:p text:style-name="P57">Pergunto de novo?</text:p>
      <text:p text:style-name="P57">6) Há quanto tempo você está na igreja?</text:p>
      <text:p text:style-name="P58">2 anos? 5 anos? 20 anos? 50 anos?</text:p>
      <text:p text:style-name="P58">E continua igualzinho?</text:p>
      <text:p text:style-name="P203">DEPRESSÃO</text:p>
      <text:p text:style-name="P46">Eu vou além do que a frase <text:span text:style-name="T174">inicial </text:span>disse.</text:p>
      <text:p text:style-name="P46">Eu digo que ser cristão é <text:span text:style-name="T95">impossível</text:span>.</text:p>
      <text:p text:style-name="P67">Nos vimos que todos são maus.</text:p>
      <text:list xml:id="list215902477249981" text:continue-numbering="true" text:style-name="WWNum5">
        <text:list-item>
          <text:list>
            <text:list-item>
              <text:list>
                <text:list-item>
                  <text:p text:style-name="P118"><text:span text:style-name="T39">Ora, é claro que é bem verdade que a perfeição moral é um "ideal" no sentindo de ser inalcançável. Por conseguinte, todo tipo de perfeição é, para nós, humanos, um ideal; Não podemos ter sucesso em ser motoristas ou tenistas perfeitos nem ser capazes de traçar linhas perfeitamente </text:span><text:soft-page-break/><text:span text:style-name="T39">retas. </text:span><text:span text:style-name="T52">Cristianismo Puro e simples, pg. 106</text:span></text:p>
                </text:list-item>
              </text:list>
            </text:list-item>
          </text:list>
        </text:list-item>
      </text:list>
      <text:p text:style-name="P183">QUADRO LÓGICO</text:p>
      <text:p text:style-name="P46">E <text:span text:style-name="T171">então, </text:span>acontece o primeiro motivo <text:span text:style-name="T175">que vimo</text:span><text:span text:style-name="T225">s</text:span><text:span text:style-name="T175"> no início, </text:span>para as pessoas abandonarem a igreja: <text:span text:style-name="T95">desanimo e frustração</text:span>.</text:p>
      <text:p text:style-name="P48"><text:span text:style-name="T171">D</text:span>iariamente <text:span text:style-name="T176">você </text:span>tenta ser melhor, mas não consegue. <text:span text:style-name="T226">Você é mau.</text:span></text:p>
      <text:p text:style-name="P48">Você deseja não pecar, e quer mudar a sua mentalidade, mas não consegue! <text:span text:style-name="T226">Você é mau!</text:span></text:p>
      <text:p text:style-name="P54">O mesmo pecado de sempre, que você tem até vergonha de pedir pe<text:span text:style-name="T282">r</text:span>dão para Deus <text:span text:style-name="T226">de novo</text:span>. <text:span text:style-name="T177">Ah, </text:span><text:span text:style-name="T226">senhor, de</text:span> novo senhor? <text:span text:style-name="T226">Você é mau!</text:span></text:p>
      <text:p text:style-name="P49">Com o tempo você fica <text:span text:style-name="T141">exausto, extremamente cans</text:span><text:span text:style-name="T172">ado </text:span><text:span text:style-name="T227">e</text:span><text:span text:style-name="T172"> </text:span><text:span text:style-name="T97">fru</text:span><text:span text:style-name="T100">s</text:span><text:span text:style-name="T97">trado</text:span><text:span text:style-name="T141"> Como quem rema e rema, mas sem nunca chega </text:span><text:span text:style-name="T228">a lugar nenhum.</text:span></text:p>
      <text:p text:style-name="P51">A consciência <text:span text:style-name="T95">pesada</text:span>, <text:span text:style-name="T228">continuamente martelando e cobrando </text:span>pode facilmente se tornar um <text:span text:style-name="T95">fardo </text:span><text:span text:style-name="T228">demasiadamente pesado</text:span>. </text:p>
      <text:p text:style-name="P51">Como uma <text:span text:style-name="T178">ferpa</text:span> n<text:span text:style-name="T178">a carne, </text:span><text:span text:style-name="T228">que no início não doí muito, mas lentamente, vai se tornando pior, infecionando e se tornando insuportável.</text:span></text:p>
      <text:p text:style-name="P49"><text:span text:style-name="T141">A</text:span>í, há duas situações<text:span text:style-name="T229"> podem ocorre</text:span><text:span text:style-name="T283">r</text:span>:</text:p>
      <text:list text:style-name="L12">
        <text:list-item>
          <text:p text:style-name="P178">Conformismo; ou </text:p>
        </text:list-item>
        <text:list-item>
          <text:p text:style-name="P178">Abandon<text:span text:style-name="T187">ar a fé</text:span></text:p>
        </text:list-item>
      </text:list>
      <text:p text:style-name="P13"><text:soft-page-break/>CONFORMISTA</text:p>
      <text:p text:style-name="P50">O conformista silencia a consciência <text:span text:style-name="T95">parcialmente</text:span>. Ele não está disposto a abandonar a <text:span text:style-name="T179">C</text:span>risto <text:span text:style-name="T179">explicitamente</text:span>, mas não suporta mais a cruz, então, ele silencia <text:span text:style-name="T230">e</text:span> <text:span text:style-name="T95">anestesia</text:span> a consciência.</text:p>
      <text:p text:style-name="P49">O conformista é aquele que sempre <text:span text:style-name="T95">relativiza</text:span> a bíblia, os mandamentos e a <text:span text:style-name="T95">justiça</text:span> divina.</text:p>
      <text:p text:style-name="P49">El<text:span text:style-name="T141">e</text:span> <text:span text:style-name="T231">NUNCA</text:span> chegará ao ponto de considerar <text:span text:style-name="T180">o mundo como </text:span>perda, e a morte um lucro, porque o conformista se conformou com a situação atual e por estar conformado, entende que é tudo uma questão de equilíbrio.</text:p>
      <text:p text:style-name="P48">O conformista <text:span text:style-name="T231">anestesiou a mente</text:span> <text:span text:style-name="T231">para </text:span>as palavras bíblicas:</text:p>
      <text:list text:continue-list="list215902477249981" text:style-name="WWNum5">
        <text:list-item>
          <text:list>
            <text:list-header>
              <text:p text:style-name="P152"><text:span text:style-name="T84">Lucas 11:23</text:span><text:span text:style-name="T24"> Quem não é comigo é contra mim; e quem comigo não ajunta, espalha</text:span></text:p>
            </text:list-header>
          </text:list>
        </text:list-item>
      </text:list>
      <text:p text:style-name="P69">Esquece que para Cristo é literal a questão de ser 8 ou 80.</text:p>
      <text:p text:style-name="P94">Esquece que para Deus não existe equilíbrio entre o “eu” e Cristo. </text:p>
      <text:p text:style-name="P94"><text:span text:style-name="T142">Para </text:span><text:span text:style-name="T181">C</text:span><text:span text:style-name="T142">risto, ou</text:span> você <text:span text:style-name="T182">O </text:span>segue <text:span text:style-name="T142">de “corpo e alma”, com todo o seu ser ou você não é dEle.</text:span> </text:p>
      <text:list text:continue-numbering="true" text:style-name="WWNum5">
        <text:list-item>
          <text:list>
            <text:list-header>
              <text:p text:style-name="P153"><text:span text:style-name="T57">Apocalipse</text:span><text:span text:style-name="T76"> </text:span><text:span text:style-name="T78">3:15-17</text:span><text:span text:style-name="T24"> ¹⁵ Conheço as tuas obras, que nem és frio nem quente; quem dera foras frio ou quente! ¹⁶ Assim, porque </text:span><text:soft-page-break/><text:span text:style-name="T24">és morno, e não és frio nem quente, vomitar-te-ei da minha boca. </text:span></text:p>
            </text:list-header>
          </text:list>
        </text:list-item>
      </text:list>
      <text:p text:style-name="P70">Elle white explica esta questão melhor:</text:p>
      <text:p text:style-name="P90"><text:span text:style-name="T232">em é bom mundano, nem bom cristão </text:span>Carta 44, 1903 CA v.7 pg. 1075….</text:p>
      <text:p text:style-name="P68">O conformista é <text:span text:style-name="T95">morno</text:span>. Ele se conformou com o presente século. <text:span text:style-name="T141">Ele anestesiou a mente, </text:span><text:span text:style-name="T233">par</text:span><text:span text:style-name="T284">a</text:span><text:span text:style-name="T233"> o <text:s/>fardo de tentar mudar e nunca conseguir.</text:span></text:p>
      <text:list text:continue-numbering="true" text:style-name="WWNum5">
        <text:list-item>
          <text:list>
            <text:list-header>
              <text:p text:style-name="P154"><text:span text:style-name="T58">Mateus 5:41</text:span><text:span text:style-name="T24"> ⁴¹ E, se qualquer te obrigar a caminhar uma milha, vai com ele duas. </text:span></text:p>
            </text:list-header>
          </text:list>
        </text:list-item>
      </text:list>
      <text:p text:style-name="P75">O conformista se contenta, e se consola, em andar <text:span text:style-name="T183">APENAS</text:span> a primeira milha. A ideia de que ele fez o <text:span text:style-name="T184">que é </text:span>necessário lhe conforta a mente: <text:span text:style-name="T184">ele fez o suficiente!</text:span></text:p>
      <text:p text:style-name="P71"><text:span text:style-name="T106">“Não roubei, não matei, fui aos cultos, então está tudo certo!” </text:span><text:span text:style-name="T109">--</text:span> <text:span text:style-name="T185">d</text:span>iz o conformista. </text:p>
      <text:p text:style-name="P71"><text:span text:style-name="T234">O conformista diz: </text:span><text:span text:style-name="T110">N</text:span><text:span text:style-name="T106">ão há necessidade de abandonar o mundo! Não há problema em aproveitar as coisas boas do mundo.</text:span> </text:p>
      <text:p text:style-name="P198"><text:span text:style-name="T262">Assim, ele cauteriza </text:span><text:span text:style-name="T186">n</text:span><text:span text:style-name="T262">a mente àquela verdadeira conversão, </text:span><text:span text:style-name="T285">afinal</text:span><text:span text:style-name="T143"> “</text:span><text:span text:style-name="T108">se não é pecado, eu posso!</text:span><text:span text:style-name="T143">”</text:span></text:p>
      <text:p text:style-name="P199"><text:span text:style-name="T264">E</text:span>xemplo?</text:p>
      <text:p text:style-name="P199">JUDAS? <text:span text:style-name="T112">(NÃO falar sobre esperar)</text:span></text:p>
      <text:list text:continue-numbering="true" text:style-name="WWNum5">
        <text:list-item>
          <text:list>
            <text:list-header>
              <text:p text:style-name="P161"><text:span text:style-name="T87">Mateus 27:5 (NVI)</text:span><text:span text:style-name="T24"> Então Judas jogou o dinheiro dentro do templo, saindo, foi e </text:span><text:soft-page-break/><text:span text:style-name="T24">enforcou-se.</text:span></text:p>
            </text:list-header>
          </text:list>
        </text:list-item>
      </text:list>
      <text:p text:style-name="P201">ANANIAS E SAFIRA:</text:p>
      <text:list text:continue-numbering="true" text:style-name="WWNum5">
        <text:list-item>
          <text:list>
            <text:list-header>
              <text:p text:style-name="P160"><text:span text:style-name="T88">Atos 5:1,3,5</text:span><text:span text:style-name="T87"> (</text:span><text:span text:style-name="T88">ARA</text:span><text:span text:style-name="T87">)</text:span><text:span text:style-name="T24"> ...certo homem, chamado Ananias, com sua mulher Safira, vendeu uma propriedade, [...] </text:span><text:span text:style-name="T53">3</text:span><text:span text:style-name="T24"> Então, disse Pedro: Ananias, por que encheu Satanás teu coração, para que mentisses ao Espírito Santo, reservando parte do valor do campo? [...] </text:span><text:span text:style-name="T53">5</text:span><text:span text:style-name="T24"> Ouvindo estas palavras, Ananias caiu e expirou,</text:span></text:p>
            </text:list-header>
          </text:list>
        </text:list-item>
      </text:list>
      <text:p text:style-name="P179"><text:span text:style-name="T264">D</text:span>entro da igreja e perdido<text:span text:style-name="T264">s.</text:span></text:p>
      <text:p text:style-name="P200"><text:span text:style-name="T95">ABANDONO </text:span><text:span text:style-name="T102">FÉ – </text:span><text:span text:style-name="T105">2º GRUPO</text:span></text:p>
      <text:p text:style-name="P72">O segundo grupo é <text:span text:style-name="T263">mais óbvio, é </text:span>dos que, <text:span text:style-name="T235">do mesmo jeito que os conformistas,</text:span> <text:span text:style-name="T144">também</text:span> não suportam o pe<text:span text:style-name="T144">so</text:span> da consciência <text:span text:style-name="T144">mas</text:span> não est<text:span text:style-name="T144">ão</text:span> dispostos a anestesia<text:span text:style-name="T188">r a consciência </text:span><text:span text:style-name="T235">e viver uma vida cristã mais ou menos.</text:span></text:p>
      <text:p text:style-name="P72"><text:span text:style-name="T235">E</text:span><text:span text:style-name="T144">ntão</text:span> abandonam a fé!</text:p>
      <text:p text:style-name="P202">Um exemplo?</text:p>
      <text:p text:style-name="P202">Jovem rico:</text:p>
      <text:list text:continue-numbering="true" text:style-name="WWNum5">
        <text:list-item>
          <text:list>
            <text:list-header>
              <text:p text:style-name="P162"><text:span text:style-name="T66">Mateus 19:22</text:span><text:span text:style-name="T24"> Tendo, porém, o jovem ouvido esta palavra, retirou-se triste, por ser dono de muitas propriedades..</text:span></text:p>
            </text:list-header>
          </text:list>
        </text:list-item>
      </text:list>
      <text:p text:style-name="P180">O jovem ouviu a verdade, e <text:span text:style-name="T265">desistiu da salvação</text:span>, por ser demasiadamente <text:span text:style-name="T265">cara</text:span>.</text:p>
      <text:p text:style-name="P18"><text:soft-page-break/>HÁ UM TERCEIRO GRUPO</text:p>
      <text:p text:style-name="P24">» Elias</text:p>
      <text:list text:continue-numbering="true" text:style-name="WWNum5">
        <text:list-item>
          <text:list>
            <text:list-header>
              <text:p text:style-name="P155"><text:span text:style-name="T65">I Reis 19:4</text:span><text:span text:style-name="T24"> ...e foi sentar-se debaixo de um zimbro; e pediu para si a morte, e disse: ‘Já basta, ó Senhor; toma agora a minha vida, pois não sou melhor do que meus pais’.</text:span></text:p>
            </text:list-header>
          </text:list>
        </text:list-item>
      </text:list>
      <text:p text:style-name="P98">Há aqueles como Elias. </text:p>
      <text:p text:style-name="P98"><text:span text:style-name="T256">Nós c</text:span>ostumamos julgar, mas já parou para pensar? </text:p>
      <text:p text:style-name="P97">Por meio de Elias ficou sem chover durante 3 anos. E, por meio dele, Deus fez descer literalmente fogo do céu diante de uma multidão, ridicularizando os deuses pagãos e <text:span text:style-name="T95">mesmo assim</text:span>, depois de tudo isso, qual foi a reação do governo? Insistir em persegui-lo.</text:p>
      <text:p text:style-name="P97">É sério isso?</text:p>
      <text:p text:style-name="P97">Após aquela manifestação estupenda, e inquestionável de divindade, sem dúvida, Elias achou que tinha <text:span text:style-name="T95">finalmente</text:span>, terminado. Finalmente os dias de luta dele, contra uma nação petulante teria chagado ao fim. Mas não foi isso que aconteceu.</text:p>
      <text:p text:style-name="P97">Você também não se sentiria frustrado? Exausto, após tanto tempo e após tudo que passou?</text:p>
      <text:p text:style-name="P97">Sabe aquele vontade de jogar tudo para o alto?</text:p>
      <text:p text:style-name="P97"><text:soft-page-break/>Elias se sentiu maios ou menos assim.</text:p>
      <text:p text:style-name="P97">Desanimado.</text:p>
      <text:p text:style-name="P97">Parecia inútil continuar. </text:p>
      <text:p text:style-name="P107">Mas sabemos que, apesar deste momento de angústia, ele não desistiu.</text:p>
      <text:p text:style-name="P25">» Mo<text:span text:style-name="T256">i</text:span>s<text:span text:style-name="T256">é</text:span>s</text:p>
      <text:list text:continue-numbering="true" text:style-name="WWNum5">
        <text:list-item>
          <text:list>
            <text:list-header>
              <text:p text:style-name="P156"><text:span text:style-name="T64">Números 20:11</text:span><text:span text:style-name="T24"> Então Moisés ergueu o braço e bateu na rocha duas vezes com a vara...</text:span></text:p>
            </text:list-header>
          </text:list>
        </text:list-item>
      </text:list>
      <text:p text:style-name="P97">Por mei<text:span text:style-name="T236">o</text:span> de Mois<text:span text:style-name="T236">é</text:span>s, Deus enviou 10 pragas sobrenaturais aos egípcios.</text:p>
      <text:p text:style-name="P97">Cada praga mais inexplicável e poderosa que outra.</text:p>
      <text:p text:style-name="P97">Mas todo mundo reclamava.</text:p>
      <text:p text:style-name="P97">Depois, o povo perseguido, Deus abre o mar vermelho e mantêm as águas ao redor como parede, de maneira incrível e inexplicável. E o povo reclamando.</text:p>
      <text:p text:style-name="P97">Foram 40 anos no deserto, depois de uma fuga vergonhosa <text:span text:style-name="T255">e mais 40 para chegar perto de Canaã.</text:span></text:p>
      <text:p text:style-name="P105">Ele também teve seu momento de fraqueza, momento em que <text:span text:style-name="T95">chegou ao limite</text:span>. <text:span text:style-name="T286">Mas</text:span> <text:span text:style-name="T244">NÃO há desculpa para isso</text:span>!</text:p>
      <text:p text:style-name="P108"><text:soft-page-break/>Apesar deste momento de dor e fraqueza, sabemos que ele não desistiu.</text:p>
      <text:p text:style-name="P106"><text:span text:style-name="T95">» </text:span><text:span text:style-name="T101">Pedro</text:span></text:p>
      <text:p text:style-name="P108">Você <text:span text:style-name="T95">conhece a história</text:span>.</text:p>
      <text:list text:continue-numbering="true" text:style-name="WWNum5">
        <text:list-item>
          <text:list>
            <text:list-header>
              <text:p text:style-name="P157"><text:span text:style-name="T63">Mateus 14:25</text:span><text:span text:style-name="T24"> </text:span><text:span text:style-name="T4">Alta</text:span><text:span text:style-name="T29"> madrugada, Jesus dirigiu-se a eles, andando sobre o mar.</text:span></text:p>
            </text:list-header>
          </text:list>
        </text:list-item>
      </text:list>
      <text:p text:style-name="P108">Enquanto Pedro <text:span text:style-name="T246">manteve</text:span> o foco em jesus, e <text:span text:style-name="T246">permanecesse</text:span> <text:span text:style-name="T95">andando</text:span> em <text:span text:style-name="T95">Sua</text:span> direção, as ondas do mar <text:span text:style-name="T287">NÃO</text:span> importavam, mas ao <text:span text:style-name="T95">desviar seu foco</text:span> para a força das ondas, <text:span text:style-name="T95">Pedro afundou</text:span>!</text:p>
      <text:p text:style-name="P108">Pedro, assim como Moisés e Elias teve uma nova oportunidade. Não havia ido longe de mais.</text:p>
      <text:p text:style-name="P108">E você? Pensa que foi longe de mais?</text:p>
      <text:p text:style-name="P108">Pensa que os braços estendido de Jesus não podem mais te alcançar.</text:p>
      <text:p text:style-name="P108">Não desista!</text:p>
      <text:p text:style-name="P109">Nós lemos no início:</text:p>
      <text:list text:continue-numbering="true" text:style-name="WWNum5">
        <text:list-header>
          <text:p text:style-name="P158"><text:span text:style-name="T81">S. João 15:5-6</text:span><text:span text:style-name="T5"> EU sou a videira, vós, os ramos. Quem </text:span><text:span text:style-name="T21">permanece</text:span><text:span text:style-name="T5"> em mim, e EU, nele, esse dá muito fruto... </text:span><text:span text:style-name="T50">6</text:span><text:span text:style-name="T5"> Se alguém NÃO </text:span><text:span text:style-name="T21">permanecer</text:span><text:span text:style-name="T5"> em mim, será lançado fora, à semelhança do ramo, e secará; e o apanham, lançam no fogo e o queimam.</text:span></text:p>
        </text:list-header>
      </text:list>
      <text:p text:style-name="P109">Permane<text:span text:style-name="T288">ça </text:span>conectado <text:span text:style-name="T288">a </text:span>Cristo!</text:p>
      <text:list text:continue-numbering="true" text:style-name="WWNum5">
        <text:list-item>
          <text:list>
            <text:list-item>
              <text:list>
                <text:list-item>
                  <text:p text:style-name="P119"><text:soft-page-break/><text:span text:style-name="T31">Lutas existem e existirão sempre, até a volta de Cristo, mas nesta caminhada, não retroceda! Não volta para trás! </text:span><text:span text:style-name="T33">Pr.</text:span><text:span text:style-name="T47">Luis Gonçalves</text:span></text:p>
                </text:list-item>
              </text:list>
            </text:list-item>
          </text:list>
        </text:list-item>
      </text:list>
      <text:p text:style-name="P109">Não se deixe abalar pela frustração.</text:p>
      <text:p text:style-name="P109">Não se engane pela aparente derrota. Deus fará <text:span text:style-name="T257">de você </text:span>vencedor <text:span text:style-name="T257">um vencedor</text:span>!</text:p>
      <text:list xml:id="list215903551186224" text:continue-numbering="true" text:style-name="WWNum5">
        <text:list-item>
          <text:list>
            <text:list-header>
              <text:p text:style-name="P159"><text:span text:style-name="T62">Apocalipse 14:12</text:span><text:span text:style-name="T24"> Aqui está a </text:span><text:span text:style-name="T21">perseverança</text:span><text:span text:style-name="T24"> dos santos, os que guardam os mandamentos de Deus e a fé em Jesus. </text:span></text:p>
            </text:list-header>
          </text:list>
        </text:list-item>
      </text:list>
      <text:p text:style-name="P96"><text:span text:style-name="T24">N</text:span><text:span text:style-name="T23">ormalmente lemos este texto evidenciando as duas características dos salvos, MAS a realidade é que NÃO são apenas duas, mas 4 </text:span><text:span text:style-name="T28">(quatro)</text:span><text:span text:style-name="T23">. Está implícito na afirmação: perseverança e santidade.</text:span></text:p>
      <text:p text:style-name="P5">São 4 características dos salvos <text:span text:style-name="T289">(SLID)</text:span>: </text:p>
      <text:list text:style-name="L13">
        <text:list-item>
          <text:p text:style-name="P195">Perseverança,</text:p>
        </text:list-item>
        <text:list-item>
          <text:p text:style-name="P195">Santidade,</text:p>
        </text:list-item>
        <text:list-item>
          <text:p text:style-name="P195">Guarda dos mandamento e </text:p>
        </text:list-item>
        <text:list-item>
          <text:p text:style-name="P195">Guarda da fé em Jesus</text:p>
        </text:list-item>
      </text:list>
      <text:p text:style-name="P109"><text:span text:style-name="T25">H</text:span><text:span text:style-name="T23">oje, das 4 características eu quero te relembrar <text:s/>que os santos são aqueles que </text:span><text:span text:style-name="T20">perseveraram</text:span><text:span text:style-name="T23">.</text:span></text:p>
      <text:p text:style-name="P109"><text:span text:style-name="T23">Eles tiveram conflitos internos, </text:span><text:span text:style-name="T27">d</text:span><text:span text:style-name="T23">epressão, Frustração e desânimo. Eles </text:span><text:span text:style-name="T20">chegaram no limite</text:span><text:span text:style-name="T23">. </text:span><text:span text:style-name="T26">Ficaram cansados e exaustos.</text:span></text:p>
      <text:p text:style-name="P6"><text:soft-page-break/>Mas todos eles perseveraram e, estarão no Céu!</text:p>
      <text:p text:style-name="P197">(SLIDE) E se juds tivesse esperado apenas </text:p>
      <text:list text:continue-list="list215903551186224" text:style-name="WWNum5">
        <text:list-item>
          <text:list>
            <text:list-item>
              <text:list>
                <text:list-item>
                  <text:p text:style-name="P120"><text:span text:style-name="T39">O evangelho de Cristo nunca nos chama para o fracasso ou a desistência, e sim para a peregrinação que visa a vitória sobre o mal</text:span><text:span text:style-name="T38">. </text:span><text:span text:style-name="T51">Decepcionados com a igreja, 81</text:span></text:p>
                </text:list-item>
              </text:list>
            </text:list-item>
          </text:list>
        </text:list-item>
      </text:list>
      <text:p text:style-name="P6"><text:span text:style-name="T290">Persevere</text:span>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2pt" fo:language="pt" fo:country="BR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cm" style:contextual-spacing="false" fo:line-height="100%" fo:text-align="justify" style:justify-single-word="false" fo:orphans="0" fo:widows="0">
        <style:tab-stops>
          <style:tab-stop style:position="0.582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 style:master-page-name="">
      <style:paragraph-properties fo:margin-top="0.3cm" fo:margin-bottom="0.15cm" style:contextual-spacing="false" fo:text-align="justify" style:justify-single-word="false" fo:orphans="2" fo:widows="2" style:page-number="auto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423cm" fo:margin-bottom="0.212cm" style:contextual-spacing="false" fo:line-height="100%" fo:text-indent="-0.762cm" style:auto-text-indent="false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353cm" fo:margin-bottom="0.212cm" style:contextual-spacing="false" fo:line-height="100%" fo:text-indent="-1.016cm" style:auto-text-indent="false" fo:keep-with-next="always"/>
      <style:text-properties style:font-name="Liberation Sans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247cm" fo:margin-bottom="0.212cm" style:contextual-spacing="false" fo:line-height="100%" fo:text-indent="-1.27cm" style:auto-text-indent="false" fo:keep-with-next="always"/>
      <style:text-properties style:font-name="Liberation Sans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212cm" fo:margin-bottom="0.212cm" style:contextual-spacing="false" fo:line-height="100%" fo:text-indent="-1.524cm" style:auto-text-indent="false" fo:keep-with-next="always"/>
      <style:text-properties style:font-name="Liberation Sans" fo:font-family="'Liberation Sans'" style:font-family-generic="roman" style:font-pitch="variable" fo:font-size="13.5pt" fo:font-style="italic" fo:font-weight="bold" style:font-name-asian="Liberation Sans2" style:font-family-asian="'Liberation Sans'" style:font-family-generic-asian="system" style:font-pitch-asian="variable" style:font-size-asian="13.5pt" style:font-style-asian="italic" style:font-weight-asian="bold" style:font-name-complex="Liberation Sans2" style:font-family-complex="'Liberation Sans'" style:font-family-generic-complex="system" style:font-pitch-complex="variable" style:font-size-complex="13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212cm" fo:margin-bottom="0.106cm" style:contextual-spacing="false" fo:line-height="100%" fo:text-indent="-1.778cm" style:auto-text-indent="false" fo:keep-with-next="always"/>
      <style:text-properties style:font-name="Liberation Sans" fo:font-family="'Liberation Sans'" style:font-family-generic="roman" style:font-pitch="variable" fo:font-size="12pt" fo:font-weight="bold" style:font-name-asian="Liberation Sans2" style:font-family-asian="'Liberation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106cm" fo:margin-bottom="0.106cm" style:contextual-spacing="false" fo:line-height="100%" fo:text-indent="-2.032cm" style:auto-text-indent="false" fo:keep-with-next="always"/>
      <style:text-properties style:font-name="Liberation Sans" fo:font-family="'Liberation Sans'" style:font-family-generic="roman" style:font-pitch="variable" fo:font-size="12pt" fo:font-style="italic" fo:font-weight="bold" style:font-name-asian="Liberation Sans2" style:font-family-asian="'Liberation Sans'" style:font-family-generic-asian="system" style:font-pitch-asian="variable" style:font-size-asian="12pt" style:font-style-asian="italic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106cm" fo:margin-bottom="0.212cm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 style:master-page-name="">
      <loext:graphic-properties draw:fill="solid" draw:fill-color="#ffffd7"/>
      <style:paragraph-properties fo:margin-left="3cm" fo:margin-right="0cm" fo:margin-top="0.3cm" fo:margin-bottom="0.499cm" style:contextual-spacing="false" fo:line-height="100%" fo:text-indent="0cm" style:auto-text-indent="true" style:page-number="auto" fo:background-color="#ffffd7">
        <style:tab-stops/>
      </style:paragraph-properties>
    </style:style>
    <style:style style:name="egw" style:family="paragraph" style:parent-style-name="Standard">
      <loext:graphic-properties draw:fill="solid" draw:fill-color="#e0c2cd"/>
      <style:paragraph-properties fo:margin-left="1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#e0c2cd" fo:padding="0cm" fo:border="none">
        <style:tab-stops>
          <style:tab-stop style:position="0.582cm"/>
        </style:tab-stops>
      </style:paragraph-properties>
      <style:text-properties fo:font-style="italic" officeooo:rsid="00fd624f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39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02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66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29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93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56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2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8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4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39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02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66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29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93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56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2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8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4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36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002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637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272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907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542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177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812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44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9.502cm" fo:margin-left="-0.097cm" fo:margin-top="0cm" fo:margin-bottom="0cm" fo:break-before="auto" fo:break-after="auto" table:align="left"/>
    </style:style>
    <style:style style:name="Table1.A" style:family="table-column">
      <style:table-column-properties style:column-width="4.75cm"/>
    </style:style>
    <style:style style:name="Table1.B" style:family="table-column">
      <style:table-column-properties style:column-width="4.7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2pt solid #666666" fo:border-bottom="2pt solid #666666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MP2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c1579e" officeooo:paragraph-rsid="00c1579e" style:font-name-asian="Arial1" style:font-size-asian="12pt" style:font-style-asian="normal" style:font-weight-asian="bold" style:font-name-complex="Arial1" style:font-size-complex="12pt"/>
    </style:style>
    <style:style style:name="MP3" style:family="paragraph" style:parent-style-name="Standard">
      <style:paragraph-properties fo:margin-left="0cm" fo:margin-right="0cm" fo:margin-top="0.3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>
        <style:tab-stops>
          <style:tab-stop style:position="0.582cm"/>
        </style:tab-stops>
      </style:paragraph-properties>
    </style:style>
    <style:style style:name="MP4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6.399cm" style:type="center"/>
          <style:tab-stop style:position="12.8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2pt" fo:font-style="normal" style:text-underline-style="none" fo:font-weight="normal" style:font-name-asian="Arial1" style:font-size-asian="2pt" style:font-style-asian="normal" style:font-weight-asian="normal" style:font-name-complex="Arial1" style:font-size-complex="2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page-layout style:name="Mpm1">
      <style:page-layout-properties fo:page-width="10.5cm" fo:page-height="18.671cm" style:num-format="1" style:print-orientation="portrait" fo:margin-top="0.499cm" fo:margin-bottom="0.499cm" fo:margin-left="0.499cm" fo:margin-right="0.499cm" style:writing-mode="lr-tb" style:layout-grid-color="#c0c0c0" style:layout-grid-lines="1564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32cm" fo:margin-left="0cm" fo:margin-right="0cm" fo:margin-bottom="1.9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Entorpecidos</text:p>
            </table:table-cell>
            <table:table-cell table:style-name="Table1.A1" office:value-type="string">
              <text:p text:style-name="MP3"><text:page-number text:select-page="current">31</text:page-number><text:span text:style-name="MT1">/</text:span><text:page-count>33</text:page-count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4-17T21:59:01.142000000</dc:date>
    <meta:editing-duration>P1DT9H41M59S</meta:editing-duration>
    <meta:editing-cycles>508</meta:editing-cycles>
    <meta:document-statistic meta:table-count="2" meta:image-count="0" meta:object-count="0" meta:page-count="33" meta:paragraph-count="383" meta:word-count="4950" meta:character-count="27364" meta:non-whitespace-character-count="22774"/>
  </office:meta>
</office:document-meta>
</file>